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ition_classification_results_BiGRU_4_layers_51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6907706945766" calcext:value-type="float">
            <text:p>0.996907706945766</text:p>
          </table:table-cell>
          <table:table-cell office:value-type="float" office:value="0.999087591240876" calcext:value-type="float">
            <text:p>0.999087591240876</text:p>
          </table:table-cell>
          <table:table-cell office:value-type="float" office:value="0.999317561419472" calcext:value-type="float">
            <text:p>0.999317561419472</text:p>
          </table:table-cell>
          <table:table-cell office:value-type="float" office:value="0.950320512820513" calcext:value-type="float">
            <text:p>0.950320512820513</text:p>
          </table:table-cell>
          <table:table-cell office:value-type="float" office:value="0.839589252178938" calcext:value-type="float">
            <text:p>0.839589252178938</text:p>
          </table:table-cell>
          <table:table-cell office:value-type="float" office:value="0.856453835553514" calcext:value-type="float">
            <text:p>0.856453835553514</text:p>
          </table:table-cell>
          <table:table-cell office:value-type="float" office:value="0.664611872146119" calcext:value-type="float">
            <text:p>0.664611872146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4104308390023" calcext:value-type="float">
            <text:p>0.994104308390023</text:p>
          </table:table-cell>
          <table:table-cell office:value-type="float" office:value="0.998185941043084" calcext:value-type="float">
            <text:p>0.998185941043084</text:p>
          </table:table-cell>
          <table:table-cell office:value-type="float" office:value="0.998639455782313" calcext:value-type="float">
            <text:p>0.998639455782313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2290249433107" calcext:value-type="float">
            <text:p>0.992290249433107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1383219954648" calcext:value-type="float">
            <text:p>0.991383219954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589569160997727" calcext:value-type="float">
            <text:p>0.005895691609977</text:p>
          </table:table-cell>
          <table:table-cell office:value-type="float" office:value="0.00181405895691611" calcext:value-type="float">
            <text:p>0.001814058956916</text:p>
          </table:table-cell>
          <table:table-cell office:value-type="float" office:value="0.00136054421768705" calcext:value-type="float">
            <text:p>0.001360544217687</text:p>
          </table:table-cell>
          <table:table-cell office:value-type="float" office:value="0.00498866213151927" calcext:value-type="float">
            <text:p>0.004988662131519</text:p>
          </table:table-cell>
          <table:table-cell office:value-type="float" office:value="0.00770975056689338" calcext:value-type="float">
            <text:p>0.007709750566893</text:p>
          </table:table-cell>
          <table:table-cell office:value-type="float" office:value="0.00498866213151927" calcext:value-type="float">
            <text:p>0.004988662131519</text:p>
          </table:table-cell>
          <table:table-cell office:value-type="float" office:value="0.00861678004535149" calcext:value-type="float">
            <text:p>0.0086167800453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7" calcext:value-type="float">
            <text:p>0.7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3815413891532" calcext:value-type="float">
            <text:p>0.993815413891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0.998175182481752" calcext:value-type="float">
            <text:p>0.998175182481752</text:p>
          </table:table-cell>
          <table:table-cell office:value-type="float" office:value="0.998635122838944" calcext:value-type="float">
            <text:p>0.998635122838944</text:p>
          </table:table-cell>
          <table:table-cell office:value-type="float" office:value="0.995879120879121" calcext:value-type="float">
            <text:p>0.995879120879121</text:p>
          </table:table-cell>
          <table:table-cell office:value-type="float" office:value="0.994967978042086" calcext:value-type="float">
            <text:p>0.994967978042086</text:p>
          </table:table-cell>
          <table:table-cell office:value-type="float" office:value="0.998621956821314" calcext:value-type="float">
            <text:p>0.998621956821314</text:p>
          </table:table-cell>
          <table:table-cell office:value-type="float" office:value="0.995890410958904" calcext:value-type="float">
            <text:p>0.995890410958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6898115008351" calcext:value-type="float">
            <text:p>0.99689811500835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775510204081633" calcext:value-type="float">
            <text:p>0.775510204081633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344827586206896" calcext:value-type="float">
            <text:p>0.344827586206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89" calcext:value-type="float">
            <text:p>20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  <table:table-cell office:value-type="float" office:value="2188" calcext:value-type="float">
            <text:p>2188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float" office:value="2174" calcext:value-type="float">
            <text:p>2174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4104308390023" calcext:value-type="float">
            <text:p>0.994104308390023</text:p>
          </table:table-cell>
          <table:table-cell office:value-type="float" office:value="0.998185941043084" calcext:value-type="float">
            <text:p>0.998185941043084</text:p>
          </table:table-cell>
          <table:table-cell office:value-type="float" office:value="0.998639455782313" calcext:value-type="float">
            <text:p>0.998639455782313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2290249433107" calcext:value-type="float">
            <text:p>0.992290249433107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1383219954648" calcext:value-type="float">
            <text:p>0.991383219954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8768692207372" calcext:value-type="float">
            <text:p>0.968768692207372</text:p>
          </table:table-cell>
          <table:table-cell office:value-type="float" office:value="0.932876712328767" calcext:value-type="float">
            <text:p>0.932876712328767</text:p>
          </table:table-cell>
          <table:table-cell office:value-type="float" office:value="0.911423253571859" calcext:value-type="float">
            <text:p>0.911423253571859</text:p>
          </table:table-cell>
          <table:table-cell office:value-type="float" office:value="0.886493923412061" calcext:value-type="float">
            <text:p>0.886493923412061</text:p>
          </table:table-cell>
          <table:table-cell office:value-type="float" office:value="0.80037916509125" calcext:value-type="float">
            <text:p>0.80037916509125</text:p>
          </table:table-cell>
          <table:table-cell office:value-type="float" office:value="0.890895105461317" calcext:value-type="float">
            <text:p>0.890895105461317</text:p>
          </table:table-cell>
          <table:table-cell office:value-type="float" office:value="0.670245338412738" calcext:value-type="float">
            <text:p>0.670245338412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4270150792024" calcext:value-type="float">
            <text:p>0.994270150792024</text:p>
          </table:table-cell>
          <table:table-cell office:value-type="float" office:value="0.998306049969455" calcext:value-type="float">
            <text:p>0.998306049969455</text:p>
          </table:table-cell>
          <table:table-cell office:value-type="float" office:value="0.998759039240554" calcext:value-type="float">
            <text:p>0.998759039240554</text:p>
          </table:table-cell>
          <table:table-cell office:value-type="float" office:value="0.995363667136196" calcext:value-type="float">
            <text:p>0.995363667136196</text:p>
          </table:table-cell>
          <table:table-cell office:value-type="float" office:value="0.992734077102722" calcext:value-type="float">
            <text:p>0.992734077102722</text:p>
          </table:table-cell>
          <table:table-cell office:value-type="float" office:value="0.994769656734759" calcext:value-type="float">
            <text:p>0.994769656734759</text:p>
          </table:table-cell>
          <table:table-cell office:value-type="float" office:value="0.991235638207616" calcext:value-type="float">
            <text:p>0.991235638207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03629974210359" calcext:value-type="float">
            <text:p>0.203629974210359</text:p>
          </table:table-cell>
          <table:table-cell office:value-type="float" office:value="0.0626568271969913" calcext:value-type="float">
            <text:p>0.062656827196991</text:p>
          </table:table-cell>
          <table:table-cell office:value-type="float" office:value="0.0469926203977437" calcext:value-type="float">
            <text:p>0.046992620397744</text:p>
          </table:table-cell>
          <table:table-cell office:value-type="float" office:value="0.172305549533284" calcext:value-type="float">
            <text:p>0.172305549533284</text:p>
          </table:table-cell>
          <table:table-cell office:value-type="float" office:value="0.266289339811889" calcext:value-type="float">
            <text:p>0.266289339811889</text:p>
          </table:table-cell>
          <table:table-cell office:value-type="float" office:value="0.172303373757964" calcext:value-type="float">
            <text:p>0.172303373757964</text:p>
          </table:table-cell>
          <table:table-cell office:value-type="float" office:value="0.297616302893504" calcext:value-type="float">
            <text:p>0.297616302893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6907706945766" calcext:value-type="float">
            <text:p>0.996907706945766</text:p>
          </table:table-cell>
          <table:table-cell office:value-type="float" office:value="0.999087591240876" calcext:value-type="float">
            <text:p>0.999087591240876</text:p>
          </table:table-cell>
          <table:table-cell office:value-type="float" office:value="0.999317561419472" calcext:value-type="float">
            <text:p>0.999317561419472</text:p>
          </table:table-cell>
          <table:table-cell office:value-type="float" office:value="0.950320512820513" calcext:value-type="float">
            <text:p>0.950320512820513</text:p>
          </table:table-cell>
          <table:table-cell office:value-type="float" office:value="0.839589252178938" calcext:value-type="float">
            <text:p>0.839589252178938</text:p>
          </table:table-cell>
          <table:table-cell office:value-type="float" office:value="0.856453835553514" calcext:value-type="float">
            <text:p>0.856453835553514</text:p>
          </table:table-cell>
          <table:table-cell office:value-type="float" office:value="0.664611872146119" calcext:value-type="float">
            <text:p>0.664611872146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1427536194376" calcext:value-type="float">
            <text:p>0.971427536194376</text:p>
          </table:table-cell>
          <table:table-cell office:value-type="float" office:value="0.831514324693042" calcext:value-type="float">
            <text:p>0.831514324693042</text:p>
          </table:table-cell>
          <table:table-cell office:value-type="float" office:value="0.746150362318841" calcext:value-type="float">
            <text:p>0.746150362318841</text:p>
          </table:table-cell>
          <table:table-cell office:value-type="float" office:value="0.736271252687121" calcext:value-type="float">
            <text:p>0.736271252687121</text:p>
          </table:table-cell>
          <table:table-cell office:value-type="float" office:value="0.784577922077922" calcext:value-type="float">
            <text:p>0.784577922077922</text:p>
          </table:table-cell>
          <table:table-cell office:value-type="float" office:value="0.877760406488177" calcext:value-type="float">
            <text:p>0.877760406488177</text:p>
          </table:table-cell>
          <table:table-cell office:value-type="float" office:value="0.855779220779221" calcext:value-type="float">
            <text:p>0.855779220779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85546522131888" calcext:value-type="float">
            <text:p>0.985546522131888</text:p>
          </table:table-cell>
          <table:table-cell office:value-type="float" office:value="0.994128274616079" calcext:value-type="float">
            <text:p>0.994128274616079</text:p>
          </table:table-cell>
          <table:table-cell office:value-type="float" office:value="0.99096657633243" calcext:value-type="float">
            <text:p>0.99096657633243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031616982836" calcext:value-type="float">
            <text:p>0.995031616982836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483288166215" calcext:value-type="float">
            <text:p>0.995483288166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14453477868112" calcext:value-type="float">
            <text:p>0.014453477868112</text:p>
          </table:table-cell>
          <table:table-cell office:value-type="float" office:value="0.00587172538392056" calcext:value-type="float">
            <text:p>0.005871725383921</text:p>
          </table:table-cell>
          <table:table-cell office:value-type="float" office:value="0.00903342366756998" calcext:value-type="float">
            <text:p>0.00903342366757</text:p>
          </table:table-cell>
          <table:table-cell office:value-type="float" office:value="0.00858175248419146" calcext:value-type="float">
            <text:p>0.008581752484191</text:p>
          </table:table-cell>
          <table:table-cell office:value-type="float" office:value="0.00496838301716351" calcext:value-type="float">
            <text:p>0.004968383017164</text:p>
          </table:table-cell>
          <table:table-cell office:value-type="float" office:value="0.00858175248419146" calcext:value-type="float">
            <text:p>0.008581752484191</text:p>
          </table:table-cell>
          <table:table-cell office:value-type="float" office:value="0.00451671183378499" calcext:value-type="float">
            <text:p>0.004516711833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094330633635" calcext:value-type="float">
            <text:p>0.99809433063363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15" calcext:value-type="float">
            <text:p>0.1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86811116344795" calcext:value-type="float">
            <text:p>0.98681111634479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96361982719418" calcext:value-type="float">
            <text:p>0.996361982719418</text:p>
          </table:table-cell>
          <table:table-cell office:value-type="float" office:value="0.992300724637681" calcext:value-type="float">
            <text:p>0.992300724637681</text:p>
          </table:table-cell>
          <table:table-cell office:value-type="float" office:value="0.996352029183766" calcext:value-type="float">
            <text:p>0.99635202918376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993616051071592" calcext:value-type="float">
            <text:p>0.993616051071592</text:p>
          </table:table-cell>
          <table:table-cell office:value-type="float" office:value="0.997272727272727" calcext:value-type="float">
            <text:p>0.997272727272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2420653718617" calcext:value-type="float">
            <text:p>0.992420653718617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95" calcext:value-type="float">
            <text:p>209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float" office:value="2185" calcext:value-type="float">
            <text:p>2185</text:p>
          </table:table-cell>
          <table:table-cell office:value-type="float" office:value="2195" calcext:value-type="float">
            <text:p>2195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85546522131888" calcext:value-type="float">
            <text:p>0.985546522131888</text:p>
          </table:table-cell>
          <table:table-cell office:value-type="float" office:value="0.994128274616079" calcext:value-type="float">
            <text:p>0.994128274616079</text:p>
          </table:table-cell>
          <table:table-cell office:value-type="float" office:value="0.99096657633243" calcext:value-type="float">
            <text:p>0.99096657633243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031616982836" calcext:value-type="float">
            <text:p>0.995031616982836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483288166215" calcext:value-type="float">
            <text:p>0.995483288166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18540423946687" calcext:value-type="float">
            <text:p>0.918540423946687</text:p>
          </table:table-cell>
          <table:table-cell office:value-type="float" office:value="0.801551349674217" calcext:value-type="float">
            <text:p>0.801551349674217</text:p>
          </table:table-cell>
          <table:table-cell office:value-type="float" office:value="0.613112920700381" calcext:value-type="float">
            <text:p>0.613112920700381</text:p>
          </table:table-cell>
          <table:table-cell office:value-type="float" office:value="0.754245754245754" calcext:value-type="float">
            <text:p>0.754245754245754</text:p>
          </table:table-cell>
          <table:table-cell office:value-type="float" office:value="0.795046580322654" calcext:value-type="float">
            <text:p>0.795046580322654</text:p>
          </table:table-cell>
          <table:table-cell office:value-type="float" office:value="0.811555053824134" calcext:value-type="float">
            <text:p>0.811555053824134</text:p>
          </table:table-cell>
          <table:table-cell office:value-type="float" office:value="0.832196452933151" calcext:value-type="float">
            <text:p>0.832196452933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86347391831313" calcext:value-type="float">
            <text:p>0.986347391831313</text:p>
          </table:table-cell>
          <table:table-cell office:value-type="float" office:value="0.994393167222602" calcext:value-type="float">
            <text:p>0.994393167222602</text:p>
          </table:table-cell>
          <table:table-cell office:value-type="float" office:value="0.993384287108869" calcext:value-type="float">
            <text:p>0.993384287108869</text:p>
          </table:table-cell>
          <table:table-cell office:value-type="float" office:value="0.991091113042332" calcext:value-type="float">
            <text:p>0.991091113042332</text:p>
          </table:table-cell>
          <table:table-cell office:value-type="float" office:value="0.994940174350619" calcext:value-type="float">
            <text:p>0.994940174350619</text:p>
          </table:table-cell>
          <table:table-cell office:value-type="float" office:value="0.992166638058215" calcext:value-type="float">
            <text:p>0.992166638058215</text:p>
          </table:table-cell>
          <table:table-cell office:value-type="float" office:value="0.99563281823511" calcext:value-type="float">
            <text:p>0.99563281823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499206884835982" calcext:value-type="float">
            <text:p>0.499206884835982</text:p>
          </table:table-cell>
          <table:table-cell office:value-type="float" office:value="0.202805099328493" calcext:value-type="float">
            <text:p>0.202805099328493</text:p>
          </table:table-cell>
          <table:table-cell office:value-type="float" office:value="0.312009539771693" calcext:value-type="float">
            <text:p>0.312009539771693</text:p>
          </table:table-cell>
          <table:table-cell office:value-type="float" office:value="0.296406119368901" calcext:value-type="float">
            <text:p>0.296406119368901</text:p>
          </table:table-cell>
          <table:table-cell office:value-type="float" office:value="0.171603675849671" calcext:value-type="float">
            <text:p>0.171603675849671</text:p>
          </table:table-cell>
          <table:table-cell office:value-type="float" office:value="0.296408286299606" calcext:value-type="float">
            <text:p>0.296408286299606</text:p>
          </table:table-cell>
          <table:table-cell office:value-type="float" office:value="0.156003866998053" calcext:value-type="float">
            <text:p>0.1560038669980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1427536194376" calcext:value-type="float">
            <text:p>0.971427536194376</text:p>
          </table:table-cell>
          <table:table-cell office:value-type="float" office:value="0.831514324693042" calcext:value-type="float">
            <text:p>0.831514324693042</text:p>
          </table:table-cell>
          <table:table-cell office:value-type="float" office:value="0.746150362318841" calcext:value-type="float">
            <text:p>0.746150362318841</text:p>
          </table:table-cell>
          <table:table-cell office:value-type="float" office:value="0.736271252687121" calcext:value-type="float">
            <text:p>0.736271252687121</text:p>
          </table:table-cell>
          <table:table-cell office:value-type="float" office:value="0.784577922077922" calcext:value-type="float">
            <text:p>0.784577922077922</text:p>
          </table:table-cell>
          <table:table-cell office:value-type="float" office:value="0.877760406488177" calcext:value-type="float">
            <text:p>0.877760406488177</text:p>
          </table:table-cell>
          <table:table-cell office:value-type="float" office:value="0.855779220779221" calcext:value-type="float">
            <text:p>0.855779220779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400012838854" calcext:value-type="float">
            <text:p>0.99400012838854</text:p>
          </table:table-cell>
          <table:table-cell office:value-type="float" office:value="0.952947281029473" calcext:value-type="float">
            <text:p>0.952947281029473</text:p>
          </table:table-cell>
          <table:table-cell office:value-type="float" office:value="0.999544003647971" calcext:value-type="float">
            <text:p>0.999544003647971</text:p>
          </table:table-cell>
          <table:table-cell office:value-type="float" office:value="0.914599601898637" calcext:value-type="float">
            <text:p>0.914599601898637</text:p>
          </table:table-cell>
          <table:table-cell office:value-type="float" office:value="0.841417820444788" calcext:value-type="float">
            <text:p>0.841417820444788</text:p>
          </table:table-cell>
          <table:table-cell office:value-type="float" office:value="0.802881138649661" calcext:value-type="float">
            <text:p>0.802881138649661</text:p>
          </table:table-cell>
          <table:table-cell office:value-type="float" office:value="0.891714024430074" calcext:value-type="float">
            <text:p>0.891714024430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7273966378919" calcext:value-type="float">
            <text:p>0.997273966378919</text:p>
          </table:table-cell>
          <table:table-cell office:value-type="float" office:value="0.996365288505225" calcext:value-type="float">
            <text:p>0.996365288505225</text:p>
          </table:table-cell>
          <table:table-cell office:value-type="float" office:value="0.999091322126306" calcext:value-type="float">
            <text:p>0.999091322126306</text:p>
          </table:table-cell>
          <table:table-cell office:value-type="float" office:value="0.99409359382099" calcext:value-type="float">
            <text:p>0.99409359382099</text:p>
          </table:table-cell>
          <table:table-cell office:value-type="float" office:value="0.995910949568378" calcext:value-type="float">
            <text:p>0.995910949568378</text:p>
          </table:table-cell>
          <table:table-cell office:value-type="float" office:value="0.993639254884144" calcext:value-type="float">
            <text:p>0.993639254884144</text:p>
          </table:table-cell>
          <table:table-cell office:value-type="float" office:value="0.996365288505225" calcext:value-type="float">
            <text:p>0.996365288505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272603362108137" calcext:value-type="float">
            <text:p>0.002726033621081</text:p>
          </table:table-cell>
          <table:table-cell office:value-type="float" office:value="0.00363471149477512" calcext:value-type="float">
            <text:p>0.003634711494775</text:p>
          </table:table-cell>
          <table:table-cell office:value-type="float" office:value="0.000908677873693753" calcext:value-type="float">
            <text:p>0.000908677873694</text:p>
          </table:table-cell>
          <table:table-cell office:value-type="float" office:value="0.00590640617900951" calcext:value-type="float">
            <text:p>0.00590640617901</text:p>
          </table:table-cell>
          <table:table-cell office:value-type="float" office:value="0.004089050431622" calcext:value-type="float">
            <text:p>0.004089050431622</text:p>
          </table:table-cell>
          <table:table-cell office:value-type="float" office:value="0.00636074511585638" calcext:value-type="float">
            <text:p>0.006360745115856</text:p>
          </table:table-cell>
          <table:table-cell office:value-type="float" office:value="0.00363471149477512" calcext:value-type="float">
            <text:p>0.003634711494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9522216913521" calcext:value-type="float">
            <text:p>0.999522216913521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8" calcext:value-type="float">
            <text:p>0.8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5" calcext:value-type="float">
            <text:p>0.85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7615641392465" calcext:value-type="float">
            <text:p>0.99761564139246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785714285714286" calcext:value-type="float">
            <text:p>0.785714285714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90384615384615" calcext:value-type="float">
            <text:p>0.990384615384615</text:p>
          </table:table-cell>
          <table:table-cell office:value-type="float" office:value="0.996803652968036" calcext:value-type="float">
            <text:p>0.996803652968036</text:p>
          </table:table-cell>
          <table:table-cell office:value-type="float" office:value="0.999088007295942" calcext:value-type="float">
            <text:p>0.999088007295942</text:p>
          </table:table-cell>
          <table:table-cell office:value-type="float" office:value="0.995865870463941" calcext:value-type="float">
            <text:p>0.995865870463941</text:p>
          </table:table-cell>
          <table:table-cell office:value-type="float" office:value="0.998625114573786" calcext:value-type="float">
            <text:p>0.998625114573786</text:p>
          </table:table-cell>
          <table:table-cell office:value-type="float" office:value="0.998619420156466" calcext:value-type="float">
            <text:p>0.998619420156466</text:p>
          </table:table-cell>
          <table:table-cell office:value-type="float" office:value="0.997713763145862" calcext:value-type="float">
            <text:p>0.997713763145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568019093079" calcext:value-type="float">
            <text:p>0.99856801909307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754716981132076" calcext:value-type="float">
            <text:p>0.75471698113207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92" calcext:value-type="float">
            <text:p>20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  <table:table-cell office:value-type="float" office:value="2183" calcext:value-type="float">
            <text:p>2183</text:p>
          </table:table-cell>
          <table:table-cell office:value-type="float" office:value="2191" calcext:value-type="float">
            <text:p>2191</text:p>
          </table:table-cell>
          <table:table-cell office:value-type="float" office:value="2168" calcext:value-type="float">
            <text:p>2168</text:p>
          </table:table-cell>
          <table:table-cell office:value-type="float" office:value="2179" calcext:value-type="float">
            <text:p>2179</text:p>
          </table:table-cell>
          <table:table-cell office:value-type="float" office:value="2170" calcext:value-type="float">
            <text:p>217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7273966378919" calcext:value-type="float">
            <text:p>0.997273966378919</text:p>
          </table:table-cell>
          <table:table-cell office:value-type="float" office:value="0.996365288505225" calcext:value-type="float">
            <text:p>0.996365288505225</text:p>
          </table:table-cell>
          <table:table-cell office:value-type="float" office:value="0.999091322126306" calcext:value-type="float">
            <text:p>0.999091322126306</text:p>
          </table:table-cell>
          <table:table-cell office:value-type="float" office:value="0.99409359382099" calcext:value-type="float">
            <text:p>0.99409359382099</text:p>
          </table:table-cell>
          <table:table-cell office:value-type="float" office:value="0.995910949568378" calcext:value-type="float">
            <text:p>0.995910949568378</text:p>
          </table:table-cell>
          <table:table-cell office:value-type="float" office:value="0.993639254884144" calcext:value-type="float">
            <text:p>0.993639254884144</text:p>
          </table:table-cell>
          <table:table-cell office:value-type="float" office:value="0.996365288505225" calcext:value-type="float">
            <text:p>0.996365288505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85133066150313" calcext:value-type="float">
            <text:p>0.985133066150313</text:p>
          </table:table-cell>
          <table:table-cell office:value-type="float" office:value="0.856228362401202" calcext:value-type="float">
            <text:p>0.856228362401202</text:p>
          </table:table-cell>
          <table:table-cell office:value-type="float" office:value="0.944216342254663" calcext:value-type="float">
            <text:p>0.944216342254663</text:p>
          </table:table-cell>
          <table:table-cell office:value-type="float" office:value="0.875863894107082" calcext:value-type="float">
            <text:p>0.875863894107082</text:p>
          </table:table-cell>
          <table:table-cell office:value-type="float" office:value="0.870398115738166" calcext:value-type="float">
            <text:p>0.870398115738166</text:p>
          </table:table-cell>
          <table:table-cell office:value-type="float" office:value="0.852558949624866" calcext:value-type="float">
            <text:p>0.852558949624866</text:p>
          </table:table-cell>
          <table:table-cell office:value-type="float" office:value="0.86575175358341" calcext:value-type="float">
            <text:p>0.86575175358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7298382467865" calcext:value-type="float">
            <text:p>0.997298382467865</text:p>
          </table:table-cell>
          <table:table-cell office:value-type="float" office:value="0.996752228936253" calcext:value-type="float">
            <text:p>0.996752228936253</text:p>
          </table:table-cell>
          <table:table-cell office:value-type="float" office:value="0.999141596958988" calcext:value-type="float">
            <text:p>0.999141596958988</text:p>
          </table:table-cell>
          <table:table-cell office:value-type="float" office:value="0.994368802619207" calcext:value-type="float">
            <text:p>0.994368802619207</text:p>
          </table:table-cell>
          <table:table-cell office:value-type="float" office:value="0.995737109078308" calcext:value-type="float">
            <text:p>0.995737109078308</text:p>
          </table:table-cell>
          <table:table-cell office:value-type="float" office:value="0.993115036378767" calcext:value-type="float">
            <text:p>0.993115036378767</text:p>
          </table:table-cell>
          <table:table-cell office:value-type="float" office:value="0.996485614193776" calcext:value-type="float">
            <text:p>0.996485614193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094154228971784" calcext:value-type="float">
            <text:p>0.094154228971784</text:p>
          </table:table-cell>
          <table:table-cell office:value-type="float" office:value="0.125541030595774" calcext:value-type="float">
            <text:p>0.125541030595774</text:p>
          </table:table-cell>
          <table:table-cell office:value-type="float" office:value="0.0313853484710059" calcext:value-type="float">
            <text:p>0.031385348471006</text:p>
          </table:table-cell>
          <table:table-cell office:value-type="float" office:value="0.204003311908547" calcext:value-type="float">
            <text:p>0.204003311908547</text:p>
          </table:table-cell>
          <table:table-cell office:value-type="float" office:value="0.141231888390045" calcext:value-type="float">
            <text:p>0.141231888390045</text:p>
          </table:table-cell>
          <table:table-cell office:value-type="float" office:value="0.219693443126325" calcext:value-type="float">
            <text:p>0.219693443126325</text:p>
          </table:table-cell>
          <table:table-cell office:value-type="float" office:value="0.125540304019282" calcext:value-type="float">
            <text:p>0.125540304019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400012838854" calcext:value-type="float">
            <text:p>0.99400012838854</text:p>
          </table:table-cell>
          <table:table-cell office:value-type="float" office:value="0.952947281029473" calcext:value-type="float">
            <text:p>0.952947281029473</text:p>
          </table:table-cell>
          <table:table-cell office:value-type="float" office:value="0.999544003647971" calcext:value-type="float">
            <text:p>0.999544003647971</text:p>
          </table:table-cell>
          <table:table-cell office:value-type="float" office:value="0.914599601898637" calcext:value-type="float">
            <text:p>0.914599601898637</text:p>
          </table:table-cell>
          <table:table-cell office:value-type="float" office:value="0.841417820444788" calcext:value-type="float">
            <text:p>0.841417820444788</text:p>
          </table:table-cell>
          <table:table-cell office:value-type="float" office:value="0.802881138649661" calcext:value-type="float">
            <text:p>0.802881138649661</text:p>
          </table:table-cell>
          <table:table-cell office:value-type="float" office:value="0.891714024430074" calcext:value-type="float">
            <text:p>0.891714024430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83611920138449" calcext:value-type="float">
            <text:p>0.983611920138449</text:p>
          </table:table-cell>
          <table:table-cell office:value-type="float" office:value="0.883756278086175" calcext:value-type="float">
            <text:p>0.883756278086175</text:p>
          </table:table-cell>
          <table:table-cell office:value-type="float" office:value="0.936857051007287" calcext:value-type="float">
            <text:p>0.936857051007287</text:p>
          </table:table-cell>
          <table:table-cell office:value-type="float" office:value="0.907797248030107" calcext:value-type="float">
            <text:p>0.907797248030107</text:p>
          </table:table-cell>
          <table:table-cell office:value-type="float" office:value="0.808446223316913" calcext:value-type="float">
            <text:p>0.808446223316913</text:p>
          </table:table-cell>
          <table:table-cell office:value-type="float" office:value="0.883535471008473" calcext:value-type="float">
            <text:p>0.883535471008473</text:p>
          </table:table-cell>
          <table:table-cell office:value-type="float" office:value="0.84138440860215" calcext:value-type="float">
            <text:p>0.84138440860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700982486117" calcext:value-type="float">
            <text:p>0.99700982486117</text:p>
          </table:table-cell>
          <table:table-cell office:value-type="float" office:value="0.998291328492097" calcext:value-type="float">
            <text:p>0.998291328492097</text:p>
          </table:table-cell>
          <table:table-cell office:value-type="float" office:value="0.995728321230244" calcext:value-type="float">
            <text:p>0.995728321230244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5301153353268" calcext:value-type="float">
            <text:p>0.995301153353268</text:p>
          </table:table-cell>
          <table:table-cell office:value-type="float" office:value="0.99316531396839" calcext:value-type="float">
            <text:p>0.993165313968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555318240068348" calcext:value-type="float">
            <text:p>0.005553182400683</text:p>
          </table:table-cell>
          <table:table-cell office:value-type="float" office:value="0.0029901751388296" calcext:value-type="float">
            <text:p>0.00299017513883</text:p>
          </table:table-cell>
          <table:table-cell office:value-type="float" office:value="0.00170867150790266" calcext:value-type="float">
            <text:p>0.001708671507903</text:p>
          </table:table-cell>
          <table:table-cell office:value-type="float" office:value="0.00427167876975654" calcext:value-type="float">
            <text:p>0.004271678769757</text:p>
          </table:table-cell>
          <table:table-cell office:value-type="float" office:value="0.00555318240068348" calcext:value-type="float">
            <text:p>0.005553182400683</text:p>
          </table:table-cell>
          <table:table-cell office:value-type="float" office:value="0.00469884664673215" calcext:value-type="float">
            <text:p>0.004698846646732</text:p>
          </table:table-cell>
          <table:table-cell office:value-type="float" office:value="0.00683468603161042" calcext:value-type="float">
            <text:p>0.00683468603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653500897666" calcext:value-type="float">
            <text:p>0.99865350089766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5525727069351" calcext:value-type="float">
            <text:p>0.995525727069351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0.998281786941581" calcext:value-type="float">
            <text:p>0.998281786941581</text:p>
          </table:table-cell>
          <table:table-cell office:value-type="float" office:value="0.998714102014574" calcext:value-type="float">
            <text:p>0.998714102014574</text:p>
          </table:table-cell>
          <table:table-cell office:value-type="float" office:value="0.997412677878396" calcext:value-type="float">
            <text:p>0.997412677878396</text:p>
          </table:table-cell>
          <table:table-cell office:value-type="float" office:value="0.997844827586207" calcext:value-type="float">
            <text:p>0.997844827586207</text:p>
          </table:table-cell>
          <table:table-cell office:value-type="float" office:value="0.997840172786177" calcext:value-type="float">
            <text:p>0.997840172786177</text:p>
          </table:table-cell>
          <table:table-cell office:value-type="float" office:value="0.995268817204301" calcext:value-type="float">
            <text:p>0.995268817204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7087161102398" calcext:value-type="float">
            <text:p>0.997087161102398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578947368421053" calcext:value-type="float">
            <text:p>0.5789473684210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  <table:table-cell office:value-type="float" office:value="2324" calcext:value-type="float">
            <text:p>2324</text:p>
          </table:table-cell>
          <table:table-cell office:value-type="float" office:value="2330" calcext:value-type="float">
            <text:p>2330</text:p>
          </table:table-cell>
          <table:table-cell office:value-type="float" office:value="2313" calcext:value-type="float">
            <text:p>2313</text:p>
          </table:table-cell>
          <table:table-cell office:value-type="float" office:value="2315" calcext:value-type="float">
            <text:p>2315</text:p>
          </table:table-cell>
          <table:table-cell office:value-type="float" office:value="2310" calcext:value-type="float">
            <text:p>2310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700982486117" calcext:value-type="float">
            <text:p>0.99700982486117</text:p>
          </table:table-cell>
          <table:table-cell office:value-type="float" office:value="0.998291328492097" calcext:value-type="float">
            <text:p>0.998291328492097</text:p>
          </table:table-cell>
          <table:table-cell office:value-type="float" office:value="0.995728321230244" calcext:value-type="float">
            <text:p>0.995728321230244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5301153353268" calcext:value-type="float">
            <text:p>0.995301153353268</text:p>
          </table:table-cell>
          <table:table-cell office:value-type="float" office:value="0.99316531396839" calcext:value-type="float">
            <text:p>0.99316531396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8863215254395" calcext:value-type="float">
            <text:p>0.968863215254395</text:p>
          </table:table-cell>
          <table:table-cell office:value-type="float" office:value="0.869618490671122" calcext:value-type="float">
            <text:p>0.869618490671122</text:p>
          </table:table-cell>
          <table:table-cell office:value-type="float" office:value="0.888460072422336" calcext:value-type="float">
            <text:p>0.888460072422336</text:p>
          </table:table-cell>
          <table:table-cell office:value-type="float" office:value="0.890225831864051" calcext:value-type="float">
            <text:p>0.890225831864051</text:p>
          </table:table-cell>
          <table:table-cell office:value-type="float" office:value="0.831933376408931" calcext:value-type="float">
            <text:p>0.831933376408931</text:p>
          </table:table-cell>
          <table:table-cell office:value-type="float" office:value="0.890969214289041" calcext:value-type="float">
            <text:p>0.890969214289041</text:p>
          </table:table-cell>
          <table:table-cell office:value-type="float" office:value="0.787751031325083" calcext:value-type="float">
            <text:p>0.7877510313250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4531212140511" calcext:value-type="float">
            <text:p>0.994531212140511</text:p>
          </table:table-cell>
          <table:table-cell office:value-type="float" office:value="0.997064877295998" calcext:value-type="float">
            <text:p>0.997064877295998</text:p>
          </table:table-cell>
          <table:table-cell office:value-type="float" office:value="0.998385888333742" calcext:value-type="float">
            <text:p>0.998385888333742</text:p>
          </table:table-cell>
          <table:table-cell office:value-type="float" office:value="0.995820262397447" calcext:value-type="float">
            <text:p>0.995820262397447</text:p>
          </table:table-cell>
          <table:table-cell office:value-type="float" office:value="0.99423502771071" calcext:value-type="float">
            <text:p>0.99423502771071</text:p>
          </table:table-cell>
          <table:table-cell office:value-type="float" office:value="0.99525559355455" calcext:value-type="float">
            <text:p>0.99525559355455</text:p>
          </table:table-cell>
          <table:table-cell office:value-type="float" office:value="0.993700479272714" calcext:value-type="float">
            <text:p>0.993700479272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91801149904371" calcext:value-type="float">
            <text:p>0.191801149904371</text:p>
          </table:table-cell>
          <table:table-cell office:value-type="float" office:value="0.103278356751003" calcext:value-type="float">
            <text:p>0.103278356751003</text:p>
          </table:table-cell>
          <table:table-cell office:value-type="float" office:value="0.059016447830814" calcext:value-type="float">
            <text:p>0.059016447830814</text:p>
          </table:table-cell>
          <table:table-cell office:value-type="float" office:value="0.147540607233529" calcext:value-type="float">
            <text:p>0.147540607233529</text:p>
          </table:table-cell>
          <table:table-cell office:value-type="float" office:value="0.191801833029044" calcext:value-type="float">
            <text:p>0.191801833029044</text:p>
          </table:table-cell>
          <table:table-cell office:value-type="float" office:value="0.162294121457143" calcext:value-type="float">
            <text:p>0.162294121457143</text:p>
          </table:table-cell>
          <table:table-cell office:value-type="float" office:value="0.236065449760916" calcext:value-type="float">
            <text:p>0.236065449760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83611920138449" calcext:value-type="float">
            <text:p>0.983611920138449</text:p>
          </table:table-cell>
          <table:table-cell office:value-type="float" office:value="0.883756278086175" calcext:value-type="float">
            <text:p>0.883756278086175</text:p>
          </table:table-cell>
          <table:table-cell office:value-type="float" office:value="0.936857051007287" calcext:value-type="float">
            <text:p>0.936857051007287</text:p>
          </table:table-cell>
          <table:table-cell office:value-type="float" office:value="0.907797248030107" calcext:value-type="float">
            <text:p>0.907797248030107</text:p>
          </table:table-cell>
          <table:table-cell office:value-type="float" office:value="0.808446223316913" calcext:value-type="float">
            <text:p>0.808446223316913</text:p>
          </table:table-cell>
          <table:table-cell office:value-type="float" office:value="0.883535471008473" calcext:value-type="float">
            <text:p>0.883535471008473</text:p>
          </table:table-cell>
          <table:table-cell office:value-type="float" office:value="0.84138440860215" calcext:value-type="float">
            <text:p>0.84138440860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62961478869477" calcext:value-type="float">
            <text:p>0.962961478869477</text:p>
          </table:table-cell>
          <table:table-cell office:value-type="float" office:value="0.81097027972028" calcext:value-type="float">
            <text:p>0.81097027972028</text:p>
          </table:table-cell>
          <table:table-cell office:value-type="float" office:value="0.812282229965157" calcext:value-type="float">
            <text:p>0.812282229965157</text:p>
          </table:table-cell>
          <table:table-cell office:value-type="float" office:value="0.799343257443082" calcext:value-type="float">
            <text:p>0.799343257443082</text:p>
          </table:table-cell>
          <table:table-cell office:value-type="float" office:value="0.84222027972028" calcext:value-type="float">
            <text:p>0.84222027972028</text:p>
          </table:table-cell>
          <table:table-cell office:value-type="float" office:value="0.93193298133923" calcext:value-type="float">
            <text:p>0.93193298133923</text:p>
          </table:table-cell>
          <table:table-cell office:value-type="float" office:value="0.841011171254175" calcext:value-type="float">
            <text:p>0.841011171254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1753472222222" calcext:value-type="float">
            <text:p>0.991753472222222</text:p>
          </table:table-cell>
          <table:table-cell office:value-type="float" office:value="0.994357638888889" calcext:value-type="float">
            <text:p>0.994357638888889</text:p>
          </table:table-cell>
          <table:table-cell office:value-type="float" office:value="0.998263888888889" calcext:value-type="float">
            <text:p>0.998263888888889</text:p>
          </table:table-cell>
          <table:table-cell office:value-type="float" office:value="0.995225694444444" calcext:value-type="float">
            <text:p>0.995225694444444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3055555555556" calcext:value-type="float">
            <text:p>0.993055555555556</text:p>
          </table:table-cell>
          <table:table-cell office:value-type="float" office:value="0.995225694444444" calcext:value-type="float">
            <text:p>0.995225694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824652777777779" calcext:value-type="float">
            <text:p>0.008246527777778</text:p>
          </table:table-cell>
          <table:table-cell office:value-type="float" office:value="0.00564236111111116" calcext:value-type="float">
            <text:p>0.005642361111111</text:p>
          </table:table-cell>
          <table:table-cell office:value-type="float" office:value="0.00173611111111116" calcext:value-type="float">
            <text:p>0.001736111111111</text:p>
          </table:table-cell>
          <table:table-cell office:value-type="float" office:value="0.00477430555555558" calcext:value-type="float">
            <text:p>0.004774305555556</text:p>
          </table:table-cell>
          <table:table-cell office:value-type="float" office:value="0.00520833333333337" calcext:value-type="float">
            <text:p>0.005208333333333</text:p>
          </table:table-cell>
          <table:table-cell office:value-type="float" office:value="0.00694444444444442" calcext:value-type="float">
            <text:p>0.006944444444444</text:p>
          </table:table-cell>
          <table:table-cell office:value-type="float" office:value="0.00477430555555558" calcext:value-type="float">
            <text:p>0.004774305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6813837050523" calcext:value-type="float">
            <text:p>0.99681383705052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4550408719346" calcext:value-type="float">
            <text:p>0.99455040871934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31372549019608" calcext:value-type="float">
            <text:p>0.931372549019608</text:p>
          </table:table-cell>
          <table:table-cell office:value-type="float" office:value="0.99694055944056" calcext:value-type="float">
            <text:p>0.99694055944056</text:p>
          </table:table-cell>
          <table:table-cell office:value-type="float" office:value="0.999564459930314" calcext:value-type="float">
            <text:p>0.999564459930314</text:p>
          </table:table-cell>
          <table:table-cell office:value-type="float" office:value="0.998686514886165" calcext:value-type="float">
            <text:p>0.998686514886165</text:p>
          </table:table-cell>
          <table:table-cell office:value-type="float" office:value="0.99694055944056" calcext:value-type="float">
            <text:p>0.99694055944056</text:p>
          </table:table-cell>
          <table:table-cell office:value-type="float" office:value="0.994300745287155" calcext:value-type="float">
            <text:p>0.994300745287155</text:p>
          </table:table-cell>
          <table:table-cell office:value-type="float" office:value="0.99781181619256" calcext:value-type="float">
            <text:p>0.99781181619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680836553762" calcext:value-type="float">
            <text:p>0.995680836553762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02702702702703" calcext:value-type="float">
            <text:p>0.702702702702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190" calcext:value-type="float">
            <text:p>21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5" calcext:value-type="float">
            <text:p>95</text:p>
          </table:table-cell>
          <table:table-cell office:value-type="float" office:value="2281" calcext:value-type="float">
            <text:p>2281</text:p>
          </table:table-cell>
          <table:table-cell office:value-type="float" office:value="2295" calcext:value-type="float">
            <text:p>2295</text:p>
          </table:table-cell>
          <table:table-cell table:number-columns-repeated="2" office:value-type="float" office:value="2281" calcext:value-type="float">
            <text:p>2281</text:p>
          </table:table-cell>
          <table:table-cell office:value-type="float" office:value="2268" calcext:value-type="float">
            <text:p>2268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1753472222222" calcext:value-type="float">
            <text:p>0.991753472222222</text:p>
          </table:table-cell>
          <table:table-cell office:value-type="float" office:value="0.994357638888889" calcext:value-type="float">
            <text:p>0.994357638888889</text:p>
          </table:table-cell>
          <table:table-cell office:value-type="float" office:value="0.998263888888889" calcext:value-type="float">
            <text:p>0.998263888888889</text:p>
          </table:table-cell>
          <table:table-cell office:value-type="float" office:value="0.995225694444444" calcext:value-type="float">
            <text:p>0.995225694444444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3055555555556" calcext:value-type="float">
            <text:p>0.993055555555556</text:p>
          </table:table-cell>
          <table:table-cell office:value-type="float" office:value="0.995225694444444" calcext:value-type="float">
            <text:p>0.995225694444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2385872822335" calcext:value-type="float">
            <text:p>0.952385872822335</text:p>
          </table:table-cell>
          <table:table-cell office:value-type="float" office:value="0.801609538002981" calcext:value-type="float">
            <text:p>0.801609538002981</text:p>
          </table:table-cell>
          <table:table-cell office:value-type="float" office:value="0.856707506685739" calcext:value-type="float">
            <text:p>0.856707506685739</text:p>
          </table:table-cell>
          <table:table-cell office:value-type="float" office:value="0.841654431289244" calcext:value-type="float">
            <text:p>0.841654431289244</text:p>
          </table:table-cell>
          <table:table-cell office:value-type="float" office:value="0.822217649630906" calcext:value-type="float">
            <text:p>0.822217649630906</text:p>
          </table:table-cell>
          <table:table-cell office:value-type="float" office:value="0.855385387898569" calcext:value-type="float">
            <text:p>0.855385387898569</text:p>
          </table:table-cell>
          <table:table-cell office:value-type="float" office:value="0.850148113547807" calcext:value-type="float">
            <text:p>0.8501481135478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1847428306709" calcext:value-type="float">
            <text:p>0.991847428306709</text:p>
          </table:table-cell>
          <table:table-cell office:value-type="float" office:value="0.994442512557267" calcext:value-type="float">
            <text:p>0.994442512557267</text:p>
          </table:table-cell>
          <table:table-cell office:value-type="float" office:value="0.998140258860764" calcext:value-type="float">
            <text:p>0.998140258860764</text:p>
          </table:table-cell>
          <table:table-cell office:value-type="float" office:value="0.994887282670193" calcext:value-type="float">
            <text:p>0.994887282670193</text:p>
          </table:table-cell>
          <table:table-cell office:value-type="float" office:value="0.994943714258769" calcext:value-type="float">
            <text:p>0.994943714258769</text:p>
          </table:table-cell>
          <table:table-cell office:value-type="float" office:value="0.993667967333389" calcext:value-type="float">
            <text:p>0.993667967333389</text:p>
          </table:table-cell>
          <table:table-cell office:value-type="float" office:value="0.995161699040432" calcext:value-type="float">
            <text:p>0.995161699040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84827408283557" calcext:value-type="float">
            <text:p>0.284827408283557</text:p>
          </table:table-cell>
          <table:table-cell office:value-type="float" office:value="0.194882678088478" calcext:value-type="float">
            <text:p>0.194882678088478</text:p>
          </table:table-cell>
          <table:table-cell office:value-type="float" office:value="0.0599635005108833" calcext:value-type="float">
            <text:p>0.059963500510883</text:p>
          </table:table-cell>
          <table:table-cell office:value-type="float" office:value="0.164899713166801" calcext:value-type="float">
            <text:p>0.164899713166801</text:p>
          </table:table-cell>
          <table:table-cell office:value-type="float" office:value="0.179891889722631" calcext:value-type="float">
            <text:p>0.179891889722631</text:p>
          </table:table-cell>
          <table:table-cell office:value-type="float" office:value="0.239857125470992" calcext:value-type="float">
            <text:p>0.239857125470992</text:p>
          </table:table-cell>
          <table:table-cell office:value-type="float" office:value="0.164900407261793" calcext:value-type="float">
            <text:p>0.1649004072617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62961478869477" calcext:value-type="float">
            <text:p>0.962961478869477</text:p>
          </table:table-cell>
          <table:table-cell office:value-type="float" office:value="0.81097027972028" calcext:value-type="float">
            <text:p>0.81097027972028</text:p>
          </table:table-cell>
          <table:table-cell office:value-type="float" office:value="0.812282229965157" calcext:value-type="float">
            <text:p>0.812282229965157</text:p>
          </table:table-cell>
          <table:table-cell office:value-type="float" office:value="0.799343257443082" calcext:value-type="float">
            <text:p>0.799343257443082</text:p>
          </table:table-cell>
          <table:table-cell office:value-type="float" office:value="0.84222027972028" calcext:value-type="float">
            <text:p>0.84222027972028</text:p>
          </table:table-cell>
          <table:table-cell office:value-type="float" office:value="0.93193298133923" calcext:value-type="float">
            <text:p>0.93193298133923</text:p>
          </table:table-cell>
          <table:table-cell office:value-type="float" office:value="0.841011171254175" calcext:value-type="float">
            <text:p>0.84101117125417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6907706945766" calcext:value-type="float">
            <text:p>0.996907706945766</text:p>
          </table:table-cell>
          <table:table-cell office:value-type="float" office:value="0.999087591240876" calcext:value-type="float">
            <text:p>0.999087591240876</text:p>
          </table:table-cell>
          <table:table-cell office:value-type="float" office:value="0.999317561419472" calcext:value-type="float">
            <text:p>0.999317561419472</text:p>
          </table:table-cell>
          <table:table-cell office:value-type="float" office:value="0.950320512820513" calcext:value-type="float">
            <text:p>0.950320512820513</text:p>
          </table:table-cell>
          <table:table-cell office:value-type="float" office:value="0.839589252178938" calcext:value-type="float">
            <text:p>0.839589252178938</text:p>
          </table:table-cell>
          <table:table-cell office:value-type="float" office:value="0.856453835553514" calcext:value-type="float">
            <text:p>0.856453835553514</text:p>
          </table:table-cell>
          <table:table-cell office:value-type="float" office:value="0.664611872146119" calcext:value-type="float">
            <text:p>0.664611872146119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4104308390023" calcext:value-type="float">
            <text:p>0.994104308390023</text:p>
          </table:table-cell>
          <table:table-cell office:value-type="float" office:value="0.998185941043084" calcext:value-type="float">
            <text:p>0.998185941043084</text:p>
          </table:table-cell>
          <table:table-cell office:value-type="float" office:value="0.998639455782313" calcext:value-type="float">
            <text:p>0.998639455782313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2290249433107" calcext:value-type="float">
            <text:p>0.992290249433107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1383219954648" calcext:value-type="float">
            <text:p>0.991383219954648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589569160997727" calcext:value-type="float">
            <text:p>0.005895691609977</text:p>
          </table:table-cell>
          <table:table-cell office:value-type="float" office:value="0.00181405895691611" calcext:value-type="float">
            <text:p>0.001814058956916</text:p>
          </table:table-cell>
          <table:table-cell office:value-type="float" office:value="0.00136054421768705" calcext:value-type="float">
            <text:p>0.001360544217687</text:p>
          </table:table-cell>
          <table:table-cell office:value-type="float" office:value="0.00498866213151927" calcext:value-type="float">
            <text:p>0.004988662131519</text:p>
          </table:table-cell>
          <table:table-cell office:value-type="float" office:value="0.00770975056689338" calcext:value-type="float">
            <text:p>0.007709750566893</text:p>
          </table:table-cell>
          <table:table-cell office:value-type="float" office:value="0.00498866213151927" calcext:value-type="float">
            <text:p>0.004988662131519</text:p>
          </table:table-cell>
          <table:table-cell office:value-type="float" office:value="0.00861678004535149" calcext:value-type="float">
            <text:p>0.00861678004535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7" calcext:value-type="float">
            <text:p>0.7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357142857142857" calcext:value-type="float">
            <text:p>0.35714285714285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3815413891532" calcext:value-type="float">
            <text:p>0.993815413891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0.998175182481752" calcext:value-type="float">
            <text:p>0.998175182481752</text:p>
          </table:table-cell>
          <table:table-cell office:value-type="float" office:value="0.998635122838944" calcext:value-type="float">
            <text:p>0.998635122838944</text:p>
          </table:table-cell>
          <table:table-cell office:value-type="float" office:value="0.995879120879121" calcext:value-type="float">
            <text:p>0.995879120879121</text:p>
          </table:table-cell>
          <table:table-cell office:value-type="float" office:value="0.994967978042086" calcext:value-type="float">
            <text:p>0.994967978042086</text:p>
          </table:table-cell>
          <table:table-cell office:value-type="float" office:value="0.998621956821314" calcext:value-type="float">
            <text:p>0.998621956821314</text:p>
          </table:table-cell>
          <table:table-cell office:value-type="float" office:value="0.995890410958904" calcext:value-type="float">
            <text:p>0.99589041095890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6898115008351" calcext:value-type="float">
            <text:p>0.99689811500835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775510204081633" calcext:value-type="float">
            <text:p>0.775510204081633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344827586206896" calcext:value-type="float">
            <text:p>0.34482758620689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89" calcext:value-type="float">
            <text:p>208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  <table:table-cell office:value-type="float" office:value="2188" calcext:value-type="float">
            <text:p>2188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float" office:value="2174" calcext:value-type="float">
            <text:p>2174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4104308390023" calcext:value-type="float">
            <text:p>0.994104308390023</text:p>
          </table:table-cell>
          <table:table-cell office:value-type="float" office:value="0.998185941043084" calcext:value-type="float">
            <text:p>0.998185941043084</text:p>
          </table:table-cell>
          <table:table-cell office:value-type="float" office:value="0.998639455782313" calcext:value-type="float">
            <text:p>0.998639455782313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2290249433107" calcext:value-type="float">
            <text:p>0.992290249433107</text:p>
          </table:table-cell>
          <table:table-cell office:value-type="float" office:value="0.995011337868481" calcext:value-type="float">
            <text:p>0.995011337868481</text:p>
          </table:table-cell>
          <table:table-cell office:value-type="float" office:value="0.991383219954648" calcext:value-type="float">
            <text:p>0.99138321995464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8768692207372" calcext:value-type="float">
            <text:p>0.968768692207372</text:p>
          </table:table-cell>
          <table:table-cell office:value-type="float" office:value="0.932876712328767" calcext:value-type="float">
            <text:p>0.932876712328767</text:p>
          </table:table-cell>
          <table:table-cell office:value-type="float" office:value="0.911423253571859" calcext:value-type="float">
            <text:p>0.911423253571859</text:p>
          </table:table-cell>
          <table:table-cell office:value-type="float" office:value="0.886493923412061" calcext:value-type="float">
            <text:p>0.886493923412061</text:p>
          </table:table-cell>
          <table:table-cell office:value-type="float" office:value="0.80037916509125" calcext:value-type="float">
            <text:p>0.80037916509125</text:p>
          </table:table-cell>
          <table:table-cell office:value-type="float" office:value="0.890895105461317" calcext:value-type="float">
            <text:p>0.890895105461317</text:p>
          </table:table-cell>
          <table:table-cell office:value-type="float" office:value="0.670245338412738" calcext:value-type="float">
            <text:p>0.670245338412738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4270150792024" calcext:value-type="float">
            <text:p>0.994270150792024</text:p>
          </table:table-cell>
          <table:table-cell office:value-type="float" office:value="0.998306049969455" calcext:value-type="float">
            <text:p>0.998306049969455</text:p>
          </table:table-cell>
          <table:table-cell office:value-type="float" office:value="0.998759039240554" calcext:value-type="float">
            <text:p>0.998759039240554</text:p>
          </table:table-cell>
          <table:table-cell office:value-type="float" office:value="0.995363667136196" calcext:value-type="float">
            <text:p>0.995363667136196</text:p>
          </table:table-cell>
          <table:table-cell office:value-type="float" office:value="0.992734077102722" calcext:value-type="float">
            <text:p>0.992734077102722</text:p>
          </table:table-cell>
          <table:table-cell office:value-type="float" office:value="0.994769656734759" calcext:value-type="float">
            <text:p>0.994769656734759</text:p>
          </table:table-cell>
          <table:table-cell office:value-type="float" office:value="0.991235638207616" calcext:value-type="float">
            <text:p>0.99123563820761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03629974210359" calcext:value-type="float">
            <text:p>0.203629974210359</text:p>
          </table:table-cell>
          <table:table-cell office:value-type="float" office:value="0.0626568271969913" calcext:value-type="float">
            <text:p>0.062656827196991</text:p>
          </table:table-cell>
          <table:table-cell office:value-type="float" office:value="0.0469926203977437" calcext:value-type="float">
            <text:p>0.046992620397744</text:p>
          </table:table-cell>
          <table:table-cell office:value-type="float" office:value="0.172305549533284" calcext:value-type="float">
            <text:p>0.172305549533284</text:p>
          </table:table-cell>
          <table:table-cell office:value-type="float" office:value="0.266289339811889" calcext:value-type="float">
            <text:p>0.266289339811889</text:p>
          </table:table-cell>
          <table:table-cell office:value-type="float" office:value="0.172303373757964" calcext:value-type="float">
            <text:p>0.172303373757964</text:p>
          </table:table-cell>
          <table:table-cell office:value-type="float" office:value="0.297616302893504" calcext:value-type="float">
            <text:p>0.29761630289350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6907706945766" calcext:value-type="float">
            <text:p>0.996907706945766</text:p>
          </table:table-cell>
          <table:table-cell office:value-type="float" office:value="0.999087591240876" calcext:value-type="float">
            <text:p>0.999087591240876</text:p>
          </table:table-cell>
          <table:table-cell office:value-type="float" office:value="0.999317561419472" calcext:value-type="float">
            <text:p>0.999317561419472</text:p>
          </table:table-cell>
          <table:table-cell office:value-type="float" office:value="0.950320512820513" calcext:value-type="float">
            <text:p>0.950320512820513</text:p>
          </table:table-cell>
          <table:table-cell office:value-type="float" office:value="0.839589252178938" calcext:value-type="float">
            <text:p>0.839589252178938</text:p>
          </table:table-cell>
          <table:table-cell office:value-type="float" office:value="0.856453835553514" calcext:value-type="float">
            <text:p>0.856453835553514</text:p>
          </table:table-cell>
          <table:table-cell office:value-type="float" office:value="0.664611872146119" calcext:value-type="float">
            <text:p>0.66461187214611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71427536194376" calcext:value-type="float">
            <text:p>0.971427536194376</text:p>
          </table:table-cell>
          <table:table-cell office:value-type="float" office:value="0.831514324693042" calcext:value-type="float">
            <text:p>0.831514324693042</text:p>
          </table:table-cell>
          <table:table-cell office:value-type="float" office:value="0.746150362318841" calcext:value-type="float">
            <text:p>0.746150362318841</text:p>
          </table:table-cell>
          <table:table-cell office:value-type="float" office:value="0.736271252687121" calcext:value-type="float">
            <text:p>0.736271252687121</text:p>
          </table:table-cell>
          <table:table-cell office:value-type="float" office:value="0.784577922077922" calcext:value-type="float">
            <text:p>0.784577922077922</text:p>
          </table:table-cell>
          <table:table-cell office:value-type="float" office:value="0.877760406488177" calcext:value-type="float">
            <text:p>0.877760406488177</text:p>
          </table:table-cell>
          <table:table-cell office:value-type="float" office:value="0.855779220779221" calcext:value-type="float">
            <text:p>0.85577922077922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85546522131888" calcext:value-type="float">
            <text:p>0.985546522131888</text:p>
          </table:table-cell>
          <table:table-cell office:value-type="float" office:value="0.994128274616079" calcext:value-type="float">
            <text:p>0.994128274616079</text:p>
          </table:table-cell>
          <table:table-cell office:value-type="float" office:value="0.99096657633243" calcext:value-type="float">
            <text:p>0.99096657633243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031616982836" calcext:value-type="float">
            <text:p>0.995031616982836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483288166215" calcext:value-type="float">
            <text:p>0.99548328816621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14453477868112" calcext:value-type="float">
            <text:p>0.014453477868112</text:p>
          </table:table-cell>
          <table:table-cell office:value-type="float" office:value="0.00587172538392056" calcext:value-type="float">
            <text:p>0.005871725383921</text:p>
          </table:table-cell>
          <table:table-cell office:value-type="float" office:value="0.00903342366756998" calcext:value-type="float">
            <text:p>0.00903342366757</text:p>
          </table:table-cell>
          <table:table-cell office:value-type="float" office:value="0.00858175248419146" calcext:value-type="float">
            <text:p>0.008581752484191</text:p>
          </table:table-cell>
          <table:table-cell office:value-type="float" office:value="0.00496838301716351" calcext:value-type="float">
            <text:p>0.004968383017164</text:p>
          </table:table-cell>
          <table:table-cell office:value-type="float" office:value="0.00858175248419146" calcext:value-type="float">
            <text:p>0.008581752484191</text:p>
          </table:table-cell>
          <table:table-cell office:value-type="float" office:value="0.00451671183378499" calcext:value-type="float">
            <text:p>0.00451671183378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094330633635" calcext:value-type="float">
            <text:p>0.99809433063363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15" calcext:value-type="float">
            <text:p>0.1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86811116344795" calcext:value-type="float">
            <text:p>0.98681111634479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714285714285714" calcext:value-type="float">
            <text:p>0.71428571428571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56043956043956" calcext:value-type="float">
            <text:p>0.956043956043956</text:p>
          </table:table-cell>
          <table:table-cell office:value-type="float" office:value="0.996361982719418" calcext:value-type="float">
            <text:p>0.996361982719418</text:p>
          </table:table-cell>
          <table:table-cell office:value-type="float" office:value="0.992300724637681" calcext:value-type="float">
            <text:p>0.992300724637681</text:p>
          </table:table-cell>
          <table:table-cell office:value-type="float" office:value="0.996352029183766" calcext:value-type="float">
            <text:p>0.996352029183766</text:p>
          </table:table-cell>
          <table:table-cell office:value-type="float" office:value="0.997727272727273" calcext:value-type="float">
            <text:p>0.997727272727273</text:p>
          </table:table-cell>
          <table:table-cell office:value-type="float" office:value="0.993616051071592" calcext:value-type="float">
            <text:p>0.993616051071592</text:p>
          </table:table-cell>
          <table:table-cell office:value-type="float" office:value="0.997272727272727" calcext:value-type="float">
            <text:p>0.997272727272727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2420653718617" calcext:value-type="float">
            <text:p>0.992420653718617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512820512820513" calcext:value-type="float">
            <text:p>0.512820512820513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95" calcext:value-type="float">
            <text:p>209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191" calcext:value-type="float">
            <text:p>2191</text:p>
          </table:table-cell>
          <table:table-cell office:value-type="float" office:value="2185" calcext:value-type="float">
            <text:p>2185</text:p>
          </table:table-cell>
          <table:table-cell office:value-type="float" office:value="2195" calcext:value-type="float">
            <text:p>2195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85546522131888" calcext:value-type="float">
            <text:p>0.985546522131888</text:p>
          </table:table-cell>
          <table:table-cell office:value-type="float" office:value="0.994128274616079" calcext:value-type="float">
            <text:p>0.994128274616079</text:p>
          </table:table-cell>
          <table:table-cell office:value-type="float" office:value="0.99096657633243" calcext:value-type="float">
            <text:p>0.99096657633243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031616982836" calcext:value-type="float">
            <text:p>0.995031616982836</text:p>
          </table:table-cell>
          <table:table-cell office:value-type="float" office:value="0.991418247515808" calcext:value-type="float">
            <text:p>0.991418247515808</text:p>
          </table:table-cell>
          <table:table-cell office:value-type="float" office:value="0.995483288166215" calcext:value-type="float">
            <text:p>0.99548328816621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18540423946687" calcext:value-type="float">
            <text:p>0.918540423946687</text:p>
          </table:table-cell>
          <table:table-cell office:value-type="float" office:value="0.801551349674217" calcext:value-type="float">
            <text:p>0.801551349674217</text:p>
          </table:table-cell>
          <table:table-cell office:value-type="float" office:value="0.613112920700381" calcext:value-type="float">
            <text:p>0.613112920700381</text:p>
          </table:table-cell>
          <table:table-cell office:value-type="float" office:value="0.754245754245754" calcext:value-type="float">
            <text:p>0.754245754245754</text:p>
          </table:table-cell>
          <table:table-cell office:value-type="float" office:value="0.795046580322654" calcext:value-type="float">
            <text:p>0.795046580322654</text:p>
          </table:table-cell>
          <table:table-cell office:value-type="float" office:value="0.811555053824134" calcext:value-type="float">
            <text:p>0.811555053824134</text:p>
          </table:table-cell>
          <table:table-cell office:value-type="float" office:value="0.832196452933151" calcext:value-type="float">
            <text:p>0.83219645293315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86347391831313" calcext:value-type="float">
            <text:p>0.986347391831313</text:p>
          </table:table-cell>
          <table:table-cell office:value-type="float" office:value="0.994393167222602" calcext:value-type="float">
            <text:p>0.994393167222602</text:p>
          </table:table-cell>
          <table:table-cell office:value-type="float" office:value="0.993384287108869" calcext:value-type="float">
            <text:p>0.993384287108869</text:p>
          </table:table-cell>
          <table:table-cell office:value-type="float" office:value="0.991091113042332" calcext:value-type="float">
            <text:p>0.991091113042332</text:p>
          </table:table-cell>
          <table:table-cell office:value-type="float" office:value="0.994940174350619" calcext:value-type="float">
            <text:p>0.994940174350619</text:p>
          </table:table-cell>
          <table:table-cell office:value-type="float" office:value="0.992166638058215" calcext:value-type="float">
            <text:p>0.992166638058215</text:p>
          </table:table-cell>
          <table:table-cell office:value-type="float" office:value="0.99563281823511" calcext:value-type="float">
            <text:p>0.9956328182351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499206884835982" calcext:value-type="float">
            <text:p>0.499206884835982</text:p>
          </table:table-cell>
          <table:table-cell office:value-type="float" office:value="0.202805099328493" calcext:value-type="float">
            <text:p>0.202805099328493</text:p>
          </table:table-cell>
          <table:table-cell office:value-type="float" office:value="0.312009539771693" calcext:value-type="float">
            <text:p>0.312009539771693</text:p>
          </table:table-cell>
          <table:table-cell office:value-type="float" office:value="0.296406119368901" calcext:value-type="float">
            <text:p>0.296406119368901</text:p>
          </table:table-cell>
          <table:table-cell office:value-type="float" office:value="0.171603675849671" calcext:value-type="float">
            <text:p>0.171603675849671</text:p>
          </table:table-cell>
          <table:table-cell office:value-type="float" office:value="0.296408286299606" calcext:value-type="float">
            <text:p>0.296408286299606</text:p>
          </table:table-cell>
          <table:table-cell office:value-type="float" office:value="0.156003866998053" calcext:value-type="float">
            <text:p>0.15600386699805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71427536194376" calcext:value-type="float">
            <text:p>0.971427536194376</text:p>
          </table:table-cell>
          <table:table-cell office:value-type="float" office:value="0.831514324693042" calcext:value-type="float">
            <text:p>0.831514324693042</text:p>
          </table:table-cell>
          <table:table-cell office:value-type="float" office:value="0.746150362318841" calcext:value-type="float">
            <text:p>0.746150362318841</text:p>
          </table:table-cell>
          <table:table-cell office:value-type="float" office:value="0.736271252687121" calcext:value-type="float">
            <text:p>0.736271252687121</text:p>
          </table:table-cell>
          <table:table-cell office:value-type="float" office:value="0.784577922077922" calcext:value-type="float">
            <text:p>0.784577922077922</text:p>
          </table:table-cell>
          <table:table-cell office:value-type="float" office:value="0.877760406488177" calcext:value-type="float">
            <text:p>0.877760406488177</text:p>
          </table:table-cell>
          <table:table-cell office:value-type="float" office:value="0.855779220779221" calcext:value-type="float">
            <text:p>0.85577922077922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9400012838854" calcext:value-type="float">
            <text:p>0.99400012838854</text:p>
          </table:table-cell>
          <table:table-cell office:value-type="float" office:value="0.952947281029473" calcext:value-type="float">
            <text:p>0.952947281029473</text:p>
          </table:table-cell>
          <table:table-cell office:value-type="float" office:value="0.999544003647971" calcext:value-type="float">
            <text:p>0.999544003647971</text:p>
          </table:table-cell>
          <table:table-cell office:value-type="float" office:value="0.914599601898637" calcext:value-type="float">
            <text:p>0.914599601898637</text:p>
          </table:table-cell>
          <table:table-cell office:value-type="float" office:value="0.841417820444788" calcext:value-type="float">
            <text:p>0.841417820444788</text:p>
          </table:table-cell>
          <table:table-cell office:value-type="float" office:value="0.802881138649661" calcext:value-type="float">
            <text:p>0.802881138649661</text:p>
          </table:table-cell>
          <table:table-cell office:value-type="float" office:value="0.891714024430074" calcext:value-type="float">
            <text:p>0.891714024430074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7273966378919" calcext:value-type="float">
            <text:p>0.997273966378919</text:p>
          </table:table-cell>
          <table:table-cell office:value-type="float" office:value="0.996365288505225" calcext:value-type="float">
            <text:p>0.996365288505225</text:p>
          </table:table-cell>
          <table:table-cell office:value-type="float" office:value="0.999091322126306" calcext:value-type="float">
            <text:p>0.999091322126306</text:p>
          </table:table-cell>
          <table:table-cell office:value-type="float" office:value="0.99409359382099" calcext:value-type="float">
            <text:p>0.99409359382099</text:p>
          </table:table-cell>
          <table:table-cell office:value-type="float" office:value="0.995910949568378" calcext:value-type="float">
            <text:p>0.995910949568378</text:p>
          </table:table-cell>
          <table:table-cell office:value-type="float" office:value="0.993639254884144" calcext:value-type="float">
            <text:p>0.993639254884144</text:p>
          </table:table-cell>
          <table:table-cell office:value-type="float" office:value="0.996365288505225" calcext:value-type="float">
            <text:p>0.9963652885052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272603362108137" calcext:value-type="float">
            <text:p>0.002726033621081</text:p>
          </table:table-cell>
          <table:table-cell office:value-type="float" office:value="0.00363471149477512" calcext:value-type="float">
            <text:p>0.003634711494775</text:p>
          </table:table-cell>
          <table:table-cell office:value-type="float" office:value="0.000908677873693753" calcext:value-type="float">
            <text:p>0.000908677873694</text:p>
          </table:table-cell>
          <table:table-cell office:value-type="float" office:value="0.00590640617900951" calcext:value-type="float">
            <text:p>0.00590640617901</text:p>
          </table:table-cell>
          <table:table-cell office:value-type="float" office:value="0.004089050431622" calcext:value-type="float">
            <text:p>0.004089050431622</text:p>
          </table:table-cell>
          <table:table-cell office:value-type="float" office:value="0.00636074511585638" calcext:value-type="float">
            <text:p>0.006360745115856</text:p>
          </table:table-cell>
          <table:table-cell office:value-type="float" office:value="0.00363471149477512" calcext:value-type="float">
            <text:p>0.00363471149477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9522216913521" calcext:value-type="float">
            <text:p>0.999522216913521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8" calcext:value-type="float">
            <text:p>0.8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5" calcext:value-type="float">
            <text:p>0.85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7615641392465" calcext:value-type="float">
            <text:p>0.99761564139246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785714285714286" calcext:value-type="float">
            <text:p>0.78571428571428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90384615384615" calcext:value-type="float">
            <text:p>0.990384615384615</text:p>
          </table:table-cell>
          <table:table-cell office:value-type="float" office:value="0.996803652968036" calcext:value-type="float">
            <text:p>0.996803652968036</text:p>
          </table:table-cell>
          <table:table-cell office:value-type="float" office:value="0.999088007295942" calcext:value-type="float">
            <text:p>0.999088007295942</text:p>
          </table:table-cell>
          <table:table-cell office:value-type="float" office:value="0.995865870463941" calcext:value-type="float">
            <text:p>0.995865870463941</text:p>
          </table:table-cell>
          <table:table-cell office:value-type="float" office:value="0.998625114573786" calcext:value-type="float">
            <text:p>0.998625114573786</text:p>
          </table:table-cell>
          <table:table-cell office:value-type="float" office:value="0.998619420156466" calcext:value-type="float">
            <text:p>0.998619420156466</text:p>
          </table:table-cell>
          <table:table-cell office:value-type="float" office:value="0.997713763145862" calcext:value-type="float">
            <text:p>0.99771376314586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8568019093079" calcext:value-type="float">
            <text:p>0.99856801909307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754716981132076" calcext:value-type="float">
            <text:p>0.754716981132076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092" calcext:value-type="float">
            <text:p>20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  <table:table-cell office:value-type="float" office:value="2183" calcext:value-type="float">
            <text:p>2183</text:p>
          </table:table-cell>
          <table:table-cell office:value-type="float" office:value="2191" calcext:value-type="float">
            <text:p>2191</text:p>
          </table:table-cell>
          <table:table-cell office:value-type="float" office:value="2168" calcext:value-type="float">
            <text:p>2168</text:p>
          </table:table-cell>
          <table:table-cell office:value-type="float" office:value="2179" calcext:value-type="float">
            <text:p>2179</text:p>
          </table:table-cell>
          <table:table-cell office:value-type="float" office:value="2170" calcext:value-type="float">
            <text:p>217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7273966378919" calcext:value-type="float">
            <text:p>0.997273966378919</text:p>
          </table:table-cell>
          <table:table-cell office:value-type="float" office:value="0.996365288505225" calcext:value-type="float">
            <text:p>0.996365288505225</text:p>
          </table:table-cell>
          <table:table-cell office:value-type="float" office:value="0.999091322126306" calcext:value-type="float">
            <text:p>0.999091322126306</text:p>
          </table:table-cell>
          <table:table-cell office:value-type="float" office:value="0.99409359382099" calcext:value-type="float">
            <text:p>0.99409359382099</text:p>
          </table:table-cell>
          <table:table-cell office:value-type="float" office:value="0.995910949568378" calcext:value-type="float">
            <text:p>0.995910949568378</text:p>
          </table:table-cell>
          <table:table-cell office:value-type="float" office:value="0.993639254884144" calcext:value-type="float">
            <text:p>0.993639254884144</text:p>
          </table:table-cell>
          <table:table-cell office:value-type="float" office:value="0.996365288505225" calcext:value-type="float">
            <text:p>0.99636528850522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85133066150313" calcext:value-type="float">
            <text:p>0.985133066150313</text:p>
          </table:table-cell>
          <table:table-cell office:value-type="float" office:value="0.856228362401202" calcext:value-type="float">
            <text:p>0.856228362401202</text:p>
          </table:table-cell>
          <table:table-cell office:value-type="float" office:value="0.944216342254663" calcext:value-type="float">
            <text:p>0.944216342254663</text:p>
          </table:table-cell>
          <table:table-cell office:value-type="float" office:value="0.875863894107082" calcext:value-type="float">
            <text:p>0.875863894107082</text:p>
          </table:table-cell>
          <table:table-cell office:value-type="float" office:value="0.870398115738166" calcext:value-type="float">
            <text:p>0.870398115738166</text:p>
          </table:table-cell>
          <table:table-cell office:value-type="float" office:value="0.852558949624866" calcext:value-type="float">
            <text:p>0.852558949624866</text:p>
          </table:table-cell>
          <table:table-cell office:value-type="float" office:value="0.86575175358341" calcext:value-type="float">
            <text:p>0.8657517535834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7298382467865" calcext:value-type="float">
            <text:p>0.997298382467865</text:p>
          </table:table-cell>
          <table:table-cell office:value-type="float" office:value="0.996752228936253" calcext:value-type="float">
            <text:p>0.996752228936253</text:p>
          </table:table-cell>
          <table:table-cell office:value-type="float" office:value="0.999141596958988" calcext:value-type="float">
            <text:p>0.999141596958988</text:p>
          </table:table-cell>
          <table:table-cell office:value-type="float" office:value="0.994368802619207" calcext:value-type="float">
            <text:p>0.994368802619207</text:p>
          </table:table-cell>
          <table:table-cell office:value-type="float" office:value="0.995737109078308" calcext:value-type="float">
            <text:p>0.995737109078308</text:p>
          </table:table-cell>
          <table:table-cell office:value-type="float" office:value="0.993115036378767" calcext:value-type="float">
            <text:p>0.993115036378767</text:p>
          </table:table-cell>
          <table:table-cell office:value-type="float" office:value="0.996485614193776" calcext:value-type="float">
            <text:p>0.996485614193776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094154228971784" calcext:value-type="float">
            <text:p>0.094154228971784</text:p>
          </table:table-cell>
          <table:table-cell office:value-type="float" office:value="0.125541030595774" calcext:value-type="float">
            <text:p>0.125541030595774</text:p>
          </table:table-cell>
          <table:table-cell office:value-type="float" office:value="0.0313853484710059" calcext:value-type="float">
            <text:p>0.031385348471006</text:p>
          </table:table-cell>
          <table:table-cell office:value-type="float" office:value="0.204003311908547" calcext:value-type="float">
            <text:p>0.204003311908547</text:p>
          </table:table-cell>
          <table:table-cell office:value-type="float" office:value="0.141231888390045" calcext:value-type="float">
            <text:p>0.141231888390045</text:p>
          </table:table-cell>
          <table:table-cell office:value-type="float" office:value="0.219693443126325" calcext:value-type="float">
            <text:p>0.219693443126325</text:p>
          </table:table-cell>
          <table:table-cell office:value-type="float" office:value="0.125540304019282" calcext:value-type="float">
            <text:p>0.125540304019282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9400012838854" calcext:value-type="float">
            <text:p>0.99400012838854</text:p>
          </table:table-cell>
          <table:table-cell office:value-type="float" office:value="0.952947281029473" calcext:value-type="float">
            <text:p>0.952947281029473</text:p>
          </table:table-cell>
          <table:table-cell office:value-type="float" office:value="0.999544003647971" calcext:value-type="float">
            <text:p>0.999544003647971</text:p>
          </table:table-cell>
          <table:table-cell office:value-type="float" office:value="0.914599601898637" calcext:value-type="float">
            <text:p>0.914599601898637</text:p>
          </table:table-cell>
          <table:table-cell office:value-type="float" office:value="0.841417820444788" calcext:value-type="float">
            <text:p>0.841417820444788</text:p>
          </table:table-cell>
          <table:table-cell office:value-type="float" office:value="0.802881138649661" calcext:value-type="float">
            <text:p>0.802881138649661</text:p>
          </table:table-cell>
          <table:table-cell office:value-type="float" office:value="0.891714024430074" calcext:value-type="float">
            <text:p>0.89171402443007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83611920138449" calcext:value-type="float">
            <text:p>0.983611920138449</text:p>
          </table:table-cell>
          <table:table-cell office:value-type="float" office:value="0.883756278086175" calcext:value-type="float">
            <text:p>0.883756278086175</text:p>
          </table:table-cell>
          <table:table-cell office:value-type="float" office:value="0.936857051007287" calcext:value-type="float">
            <text:p>0.936857051007287</text:p>
          </table:table-cell>
          <table:table-cell office:value-type="float" office:value="0.907797248030107" calcext:value-type="float">
            <text:p>0.907797248030107</text:p>
          </table:table-cell>
          <table:table-cell office:value-type="float" office:value="0.808446223316913" calcext:value-type="float">
            <text:p>0.808446223316913</text:p>
          </table:table-cell>
          <table:table-cell office:value-type="float" office:value="0.883535471008473" calcext:value-type="float">
            <text:p>0.883535471008473</text:p>
          </table:table-cell>
          <table:table-cell office:value-type="float" office:value="0.84138440860215" calcext:value-type="float">
            <text:p>0.8413844086021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700982486117" calcext:value-type="float">
            <text:p>0.99700982486117</text:p>
          </table:table-cell>
          <table:table-cell office:value-type="float" office:value="0.998291328492097" calcext:value-type="float">
            <text:p>0.998291328492097</text:p>
          </table:table-cell>
          <table:table-cell office:value-type="float" office:value="0.995728321230244" calcext:value-type="float">
            <text:p>0.995728321230244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5301153353268" calcext:value-type="float">
            <text:p>0.995301153353268</text:p>
          </table:table-cell>
          <table:table-cell office:value-type="float" office:value="0.99316531396839" calcext:value-type="float">
            <text:p>0.99316531396839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555318240068348" calcext:value-type="float">
            <text:p>0.005553182400683</text:p>
          </table:table-cell>
          <table:table-cell office:value-type="float" office:value="0.0029901751388296" calcext:value-type="float">
            <text:p>0.00299017513883</text:p>
          </table:table-cell>
          <table:table-cell office:value-type="float" office:value="0.00170867150790266" calcext:value-type="float">
            <text:p>0.001708671507903</text:p>
          </table:table-cell>
          <table:table-cell office:value-type="float" office:value="0.00427167876975654" calcext:value-type="float">
            <text:p>0.004271678769757</text:p>
          </table:table-cell>
          <table:table-cell office:value-type="float" office:value="0.00555318240068348" calcext:value-type="float">
            <text:p>0.005553182400683</text:p>
          </table:table-cell>
          <table:table-cell office:value-type="float" office:value="0.00469884664673215" calcext:value-type="float">
            <text:p>0.004698846646732</text:p>
          </table:table-cell>
          <table:table-cell office:value-type="float" office:value="0.00683468603161042" calcext:value-type="float">
            <text:p>0.0068346860316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8653500897666" calcext:value-type="float">
            <text:p>0.99865350089766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5525727069351" calcext:value-type="float">
            <text:p>0.995525727069351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0.998281786941581" calcext:value-type="float">
            <text:p>0.998281786941581</text:p>
          </table:table-cell>
          <table:table-cell office:value-type="float" office:value="0.998714102014574" calcext:value-type="float">
            <text:p>0.998714102014574</text:p>
          </table:table-cell>
          <table:table-cell office:value-type="float" office:value="0.997412677878396" calcext:value-type="float">
            <text:p>0.997412677878396</text:p>
          </table:table-cell>
          <table:table-cell office:value-type="float" office:value="0.997844827586207" calcext:value-type="float">
            <text:p>0.997844827586207</text:p>
          </table:table-cell>
          <table:table-cell office:value-type="float" office:value="0.997840172786177" calcext:value-type="float">
            <text:p>0.997840172786177</text:p>
          </table:table-cell>
          <table:table-cell office:value-type="float" office:value="0.995268817204301" calcext:value-type="float">
            <text:p>0.99526881720430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7087161102398" calcext:value-type="float">
            <text:p>0.997087161102398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0.578947368421053" calcext:value-type="float">
            <text:p>0.57894736842105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225" calcext:value-type="float">
            <text:p>22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  <table:table-cell office:value-type="float" office:value="2324" calcext:value-type="float">
            <text:p>2324</text:p>
          </table:table-cell>
          <table:table-cell office:value-type="float" office:value="2330" calcext:value-type="float">
            <text:p>2330</text:p>
          </table:table-cell>
          <table:table-cell office:value-type="float" office:value="2313" calcext:value-type="float">
            <text:p>2313</text:p>
          </table:table-cell>
          <table:table-cell office:value-type="float" office:value="2315" calcext:value-type="float">
            <text:p>2315</text:p>
          </table:table-cell>
          <table:table-cell office:value-type="float" office:value="2310" calcext:value-type="float">
            <text:p>2310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700982486117" calcext:value-type="float">
            <text:p>0.99700982486117</text:p>
          </table:table-cell>
          <table:table-cell office:value-type="float" office:value="0.998291328492097" calcext:value-type="float">
            <text:p>0.998291328492097</text:p>
          </table:table-cell>
          <table:table-cell office:value-type="float" office:value="0.995728321230244" calcext:value-type="float">
            <text:p>0.995728321230244</text:p>
          </table:table-cell>
          <table:table-cell office:value-type="float" office:value="0.994446817599316" calcext:value-type="float">
            <text:p>0.994446817599316</text:p>
          </table:table-cell>
          <table:table-cell office:value-type="float" office:value="0.995301153353268" calcext:value-type="float">
            <text:p>0.995301153353268</text:p>
          </table:table-cell>
          <table:table-cell office:value-type="float" office:value="0.99316531396839" calcext:value-type="float">
            <text:p>0.99316531396839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68863215254395" calcext:value-type="float">
            <text:p>0.968863215254395</text:p>
          </table:table-cell>
          <table:table-cell office:value-type="float" office:value="0.869618490671122" calcext:value-type="float">
            <text:p>0.869618490671122</text:p>
          </table:table-cell>
          <table:table-cell office:value-type="float" office:value="0.888460072422336" calcext:value-type="float">
            <text:p>0.888460072422336</text:p>
          </table:table-cell>
          <table:table-cell office:value-type="float" office:value="0.890225831864051" calcext:value-type="float">
            <text:p>0.890225831864051</text:p>
          </table:table-cell>
          <table:table-cell office:value-type="float" office:value="0.831933376408931" calcext:value-type="float">
            <text:p>0.831933376408931</text:p>
          </table:table-cell>
          <table:table-cell office:value-type="float" office:value="0.890969214289041" calcext:value-type="float">
            <text:p>0.890969214289041</text:p>
          </table:table-cell>
          <table:table-cell office:value-type="float" office:value="0.787751031325083" calcext:value-type="float">
            <text:p>0.787751031325083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4531212140511" calcext:value-type="float">
            <text:p>0.994531212140511</text:p>
          </table:table-cell>
          <table:table-cell office:value-type="float" office:value="0.997064877295998" calcext:value-type="float">
            <text:p>0.997064877295998</text:p>
          </table:table-cell>
          <table:table-cell office:value-type="float" office:value="0.998385888333742" calcext:value-type="float">
            <text:p>0.998385888333742</text:p>
          </table:table-cell>
          <table:table-cell office:value-type="float" office:value="0.995820262397447" calcext:value-type="float">
            <text:p>0.995820262397447</text:p>
          </table:table-cell>
          <table:table-cell office:value-type="float" office:value="0.99423502771071" calcext:value-type="float">
            <text:p>0.99423502771071</text:p>
          </table:table-cell>
          <table:table-cell office:value-type="float" office:value="0.99525559355455" calcext:value-type="float">
            <text:p>0.99525559355455</text:p>
          </table:table-cell>
          <table:table-cell office:value-type="float" office:value="0.993700479272714" calcext:value-type="float">
            <text:p>0.993700479272714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191801149904371" calcext:value-type="float">
            <text:p>0.191801149904371</text:p>
          </table:table-cell>
          <table:table-cell office:value-type="float" office:value="0.103278356751003" calcext:value-type="float">
            <text:p>0.103278356751003</text:p>
          </table:table-cell>
          <table:table-cell office:value-type="float" office:value="0.059016447830814" calcext:value-type="float">
            <text:p>0.059016447830814</text:p>
          </table:table-cell>
          <table:table-cell office:value-type="float" office:value="0.147540607233529" calcext:value-type="float">
            <text:p>0.147540607233529</text:p>
          </table:table-cell>
          <table:table-cell office:value-type="float" office:value="0.191801833029044" calcext:value-type="float">
            <text:p>0.191801833029044</text:p>
          </table:table-cell>
          <table:table-cell office:value-type="float" office:value="0.162294121457143" calcext:value-type="float">
            <text:p>0.162294121457143</text:p>
          </table:table-cell>
          <table:table-cell office:value-type="float" office:value="0.236065449760916" calcext:value-type="float">
            <text:p>0.236065449760916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83611920138449" calcext:value-type="float">
            <text:p>0.983611920138449</text:p>
          </table:table-cell>
          <table:table-cell office:value-type="float" office:value="0.883756278086175" calcext:value-type="float">
            <text:p>0.883756278086175</text:p>
          </table:table-cell>
          <table:table-cell office:value-type="float" office:value="0.936857051007287" calcext:value-type="float">
            <text:p>0.936857051007287</text:p>
          </table:table-cell>
          <table:table-cell office:value-type="float" office:value="0.907797248030107" calcext:value-type="float">
            <text:p>0.907797248030107</text:p>
          </table:table-cell>
          <table:table-cell office:value-type="float" office:value="0.808446223316913" calcext:value-type="float">
            <text:p>0.808446223316913</text:p>
          </table:table-cell>
          <table:table-cell office:value-type="float" office:value="0.883535471008473" calcext:value-type="float">
            <text:p>0.883535471008473</text:p>
          </table:table-cell>
          <table:table-cell office:value-type="float" office:value="0.84138440860215" calcext:value-type="float">
            <text:p>0.8413844086021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STAND_TO_SIT</text:p>
          </table:table-cell>
          <table:table-cell office:value-type="string" calcext:value-type="string">
            <text:p>SIT_TO_STAND</text:p>
          </table:table-cell>
          <table:table-cell office:value-type="string" calcext:value-type="string">
            <text:p>SIT_TO_LIE</text:p>
          </table:table-cell>
          <table:table-cell office:value-type="string" calcext:value-type="string">
            <text:p>LIE_TO_SIT</text:p>
          </table:table-cell>
          <table:table-cell office:value-type="string" calcext:value-type="string">
            <text:p>STAND_TO_LIE</text:p>
          </table:table-cell>
          <table:table-cell office:value-type="string" calcext:value-type="string">
            <text:p>LIE_TO_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anced Accuracy</text:p>
          </table:table-cell>
          <table:table-cell office:value-type="float" office:value="0.962961478869477" calcext:value-type="float">
            <text:p>0.962961478869477</text:p>
          </table:table-cell>
          <table:table-cell office:value-type="float" office:value="0.81097027972028" calcext:value-type="float">
            <text:p>0.81097027972028</text:p>
          </table:table-cell>
          <table:table-cell office:value-type="float" office:value="0.812282229965157" calcext:value-type="float">
            <text:p>0.812282229965157</text:p>
          </table:table-cell>
          <table:table-cell office:value-type="float" office:value="0.799343257443082" calcext:value-type="float">
            <text:p>0.799343257443082</text:p>
          </table:table-cell>
          <table:table-cell office:value-type="float" office:value="0.84222027972028" calcext:value-type="float">
            <text:p>0.84222027972028</text:p>
          </table:table-cell>
          <table:table-cell office:value-type="float" office:value="0.93193298133923" calcext:value-type="float">
            <text:p>0.93193298133923</text:p>
          </table:table-cell>
          <table:table-cell office:value-type="float" office:value="0.841011171254175" calcext:value-type="float">
            <text:p>0.84101117125417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ccuracy</text:p>
          </table:table-cell>
          <table:table-cell office:value-type="float" office:value="0.991753472222222" calcext:value-type="float">
            <text:p>0.991753472222222</text:p>
          </table:table-cell>
          <table:table-cell office:value-type="float" office:value="0.994357638888889" calcext:value-type="float">
            <text:p>0.994357638888889</text:p>
          </table:table-cell>
          <table:table-cell office:value-type="float" office:value="0.998263888888889" calcext:value-type="float">
            <text:p>0.998263888888889</text:p>
          </table:table-cell>
          <table:table-cell office:value-type="float" office:value="0.995225694444444" calcext:value-type="float">
            <text:p>0.995225694444444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3055555555556" calcext:value-type="float">
            <text:p>0.993055555555556</text:p>
          </table:table-cell>
          <table:table-cell office:value-type="float" office:value="0.995225694444444" calcext:value-type="float">
            <text:p>0.995225694444444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rror Rate</text:p>
          </table:table-cell>
          <table:table-cell office:value-type="float" office:value="0.00824652777777779" calcext:value-type="float">
            <text:p>0.008246527777778</text:p>
          </table:table-cell>
          <table:table-cell office:value-type="float" office:value="0.00564236111111116" calcext:value-type="float">
            <text:p>0.005642361111111</text:p>
          </table:table-cell>
          <table:table-cell office:value-type="float" office:value="0.00173611111111116" calcext:value-type="float">
            <text:p>0.001736111111111</text:p>
          </table:table-cell>
          <table:table-cell office:value-type="float" office:value="0.00477430555555558" calcext:value-type="float">
            <text:p>0.004774305555556</text:p>
          </table:table-cell>
          <table:table-cell office:value-type="float" office:value="0.00520833333333337" calcext:value-type="float">
            <text:p>0.005208333333333</text:p>
          </table:table-cell>
          <table:table-cell office:value-type="float" office:value="0.00694444444444442" calcext:value-type="float">
            <text:p>0.006944444444444</text:p>
          </table:table-cell>
          <table:table-cell office:value-type="float" office:value="0.00477430555555558" calcext:value-type="float">
            <text:p>0.00477430555555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recision</text:p>
          </table:table-cell>
          <table:table-cell office:value-type="float" office:value="0.996813837050523" calcext:value-type="float">
            <text:p>0.996813837050523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ecall</text:p>
          </table:table-cell>
          <table:table-cell office:value-type="float" office:value="0.994550408719346" calcext:value-type="float">
            <text:p>0.994550408719346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68421052631579" calcext:value-type="float">
            <text:p>0.6842105263157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ecificity</text:p>
          </table:table-cell>
          <table:table-cell office:value-type="float" office:value="0.931372549019608" calcext:value-type="float">
            <text:p>0.931372549019608</text:p>
          </table:table-cell>
          <table:table-cell office:value-type="float" office:value="0.99694055944056" calcext:value-type="float">
            <text:p>0.99694055944056</text:p>
          </table:table-cell>
          <table:table-cell office:value-type="float" office:value="0.999564459930314" calcext:value-type="float">
            <text:p>0.999564459930314</text:p>
          </table:table-cell>
          <table:table-cell office:value-type="float" office:value="0.998686514886165" calcext:value-type="float">
            <text:p>0.998686514886165</text:p>
          </table:table-cell>
          <table:table-cell office:value-type="float" office:value="0.99694055944056" calcext:value-type="float">
            <text:p>0.99694055944056</text:p>
          </table:table-cell>
          <table:table-cell office:value-type="float" office:value="0.994300745287155" calcext:value-type="float">
            <text:p>0.994300745287155</text:p>
          </table:table-cell>
          <table:table-cell office:value-type="float" office:value="0.99781181619256" calcext:value-type="float">
            <text:p>0.9978118161925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1</text:p>
          </table:table-cell>
          <table:table-cell office:value-type="float" office:value="0.995680836553762" calcext:value-type="float">
            <text:p>0.995680836553762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02702702702703" calcext:value-type="float">
            <text:p>0.70270270270270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float" office:value="2190" calcext:value-type="float">
            <text:p>21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F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F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N</text:p>
          </table:table-cell>
          <table:table-cell office:value-type="float" office:value="95" calcext:value-type="float">
            <text:p>95</text:p>
          </table:table-cell>
          <table:table-cell office:value-type="float" office:value="2281" calcext:value-type="float">
            <text:p>2281</text:p>
          </table:table-cell>
          <table:table-cell office:value-type="float" office:value="2295" calcext:value-type="float">
            <text:p>2295</text:p>
          </table:table-cell>
          <table:table-cell table:number-columns-repeated="2" office:value-type="float" office:value="2281" calcext:value-type="float">
            <text:p>2281</text:p>
          </table:table-cell>
          <table:table-cell office:value-type="float" office:value="2268" calcext:value-type="float">
            <text:p>2268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Micro F1</text:p>
          </table:table-cell>
          <table:table-cell office:value-type="float" office:value="0.991753472222222" calcext:value-type="float">
            <text:p>0.991753472222222</text:p>
          </table:table-cell>
          <table:table-cell office:value-type="float" office:value="0.994357638888889" calcext:value-type="float">
            <text:p>0.994357638888889</text:p>
          </table:table-cell>
          <table:table-cell office:value-type="float" office:value="0.998263888888889" calcext:value-type="float">
            <text:p>0.998263888888889</text:p>
          </table:table-cell>
          <table:table-cell office:value-type="float" office:value="0.995225694444444" calcext:value-type="float">
            <text:p>0.995225694444444</text:p>
          </table:table-cell>
          <table:table-cell office:value-type="float" office:value="0.994791666666667" calcext:value-type="float">
            <text:p>0.994791666666667</text:p>
          </table:table-cell>
          <table:table-cell office:value-type="float" office:value="0.993055555555556" calcext:value-type="float">
            <text:p>0.993055555555556</text:p>
          </table:table-cell>
          <table:table-cell office:value-type="float" office:value="0.995225694444444" calcext:value-type="float">
            <text:p>0.995225694444444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Macro F1</text:p>
          </table:table-cell>
          <table:table-cell office:value-type="float" office:value="0.952385872822335" calcext:value-type="float">
            <text:p>0.952385872822335</text:p>
          </table:table-cell>
          <table:table-cell office:value-type="float" office:value="0.801609538002981" calcext:value-type="float">
            <text:p>0.801609538002981</text:p>
          </table:table-cell>
          <table:table-cell office:value-type="float" office:value="0.856707506685739" calcext:value-type="float">
            <text:p>0.856707506685739</text:p>
          </table:table-cell>
          <table:table-cell office:value-type="float" office:value="0.841654431289244" calcext:value-type="float">
            <text:p>0.841654431289244</text:p>
          </table:table-cell>
          <table:table-cell office:value-type="float" office:value="0.822217649630906" calcext:value-type="float">
            <text:p>0.822217649630906</text:p>
          </table:table-cell>
          <table:table-cell office:value-type="float" office:value="0.855385387898569" calcext:value-type="float">
            <text:p>0.855385387898569</text:p>
          </table:table-cell>
          <table:table-cell office:value-type="float" office:value="0.850148113547807" calcext:value-type="float">
            <text:p>0.850148113547807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Weighted F1</text:p>
          </table:table-cell>
          <table:table-cell office:value-type="float" office:value="0.991847428306709" calcext:value-type="float">
            <text:p>0.991847428306709</text:p>
          </table:table-cell>
          <table:table-cell office:value-type="float" office:value="0.994442512557267" calcext:value-type="float">
            <text:p>0.994442512557267</text:p>
          </table:table-cell>
          <table:table-cell office:value-type="float" office:value="0.998140258860764" calcext:value-type="float">
            <text:p>0.998140258860764</text:p>
          </table:table-cell>
          <table:table-cell office:value-type="float" office:value="0.994887282670193" calcext:value-type="float">
            <text:p>0.994887282670193</text:p>
          </table:table-cell>
          <table:table-cell office:value-type="float" office:value="0.994943714258769" calcext:value-type="float">
            <text:p>0.994943714258769</text:p>
          </table:table-cell>
          <table:table-cell office:value-type="float" office:value="0.993667967333389" calcext:value-type="float">
            <text:p>0.993667967333389</text:p>
          </table:table-cell>
          <table:table-cell office:value-type="float" office:value="0.995161699040432" calcext:value-type="float">
            <text:p>0.995161699040432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Log-Loss</text:p>
          </table:table-cell>
          <table:table-cell office:value-type="float" office:value="0.284827408283557" calcext:value-type="float">
            <text:p>0.284827408283557</text:p>
          </table:table-cell>
          <table:table-cell office:value-type="float" office:value="0.194882678088478" calcext:value-type="float">
            <text:p>0.194882678088478</text:p>
          </table:table-cell>
          <table:table-cell office:value-type="float" office:value="0.0599635005108833" calcext:value-type="float">
            <text:p>0.059963500510883</text:p>
          </table:table-cell>
          <table:table-cell office:value-type="float" office:value="0.164899713166801" calcext:value-type="float">
            <text:p>0.164899713166801</text:p>
          </table:table-cell>
          <table:table-cell office:value-type="float" office:value="0.179891889722631" calcext:value-type="float">
            <text:p>0.179891889722631</text:p>
          </table:table-cell>
          <table:table-cell office:value-type="float" office:value="0.239857125470992" calcext:value-type="float">
            <text:p>0.239857125470992</text:p>
          </table:table-cell>
          <table:table-cell office:value-type="float" office:value="0.164900407261793" calcext:value-type="float">
            <text:p>0.16490040726179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ROC AUC</text:p>
          </table:table-cell>
          <table:table-cell office:value-type="float" office:value="0.962961478869477" calcext:value-type="float">
            <text:p>0.962961478869477</text:p>
          </table:table-cell>
          <table:table-cell office:value-type="float" office:value="0.81097027972028" calcext:value-type="float">
            <text:p>0.81097027972028</text:p>
          </table:table-cell>
          <table:table-cell office:value-type="float" office:value="0.812282229965157" calcext:value-type="float">
            <text:p>0.812282229965157</text:p>
          </table:table-cell>
          <table:table-cell office:value-type="float" office:value="0.799343257443082" calcext:value-type="float">
            <text:p>0.799343257443082</text:p>
          </table:table-cell>
          <table:table-cell office:value-type="float" office:value="0.84222027972028" calcext:value-type="float">
            <text:p>0.84222027972028</text:p>
          </table:table-cell>
          <table:table-cell office:value-type="float" office:value="0.93193298133923" calcext:value-type="float">
            <text:p>0.93193298133923</text:p>
          </table:table-cell>
          <table:table-cell office:value-type="float" office:value="0.841011171254175" calcext:value-type="float">
            <text:p>0.841011171254175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96907706945766" calcext:value-type="float">
            <text:p>0.996907706945766</text:p>
          </table:table-cell>
          <table:table-cell office:value-type="float" office:value="0.999087591240876" calcext:value-type="float">
            <text:p>0.999087591240876</text:p>
          </table:table-cell>
          <table:table-cell office:value-type="float" office:value="0.999317561419472" calcext:value-type="float">
            <text:p>0.999317561419472</text:p>
          </table:table-cell>
          <table:table-cell office:value-type="float" office:value="0.950320512820513" calcext:value-type="float">
            <text:p>0.950320512820513</text:p>
          </table:table-cell>
          <table:table-cell office:value-type="float" office:value="0.839589252178938" calcext:value-type="float">
            <text:p>0.839589252178938</text:p>
          </table:table-cell>
          <table:table-cell office:value-type="float" office:value="0.856453835553514" calcext:value-type="float">
            <text:p>0.856453835553514</text:p>
          </table:table-cell>
          <table:table-cell office:value-type="float" office:value="0.664611872146119" calcext:value-type="float">
            <text:p>0.664611872146119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71427536194376" calcext:value-type="float">
            <text:p>0.971427536194376</text:p>
          </table:table-cell>
          <table:table-cell office:value-type="float" office:value="0.831514324693042" calcext:value-type="float">
            <text:p>0.831514324693042</text:p>
          </table:table-cell>
          <table:table-cell office:value-type="float" office:value="0.746150362318841" calcext:value-type="float">
            <text:p>0.746150362318841</text:p>
          </table:table-cell>
          <table:table-cell office:value-type="float" office:value="0.736271252687121" calcext:value-type="float">
            <text:p>0.736271252687121</text:p>
          </table:table-cell>
          <table:table-cell office:value-type="float" office:value="0.784577922077922" calcext:value-type="float">
            <text:p>0.784577922077922</text:p>
          </table:table-cell>
          <table:table-cell office:value-type="float" office:value="0.877760406488177" calcext:value-type="float">
            <text:p>0.877760406488177</text:p>
          </table:table-cell>
          <table:table-cell office:value-type="float" office:value="0.855779220779221" calcext:value-type="float">
            <text:p>0.855779220779221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9400012838854" calcext:value-type="float">
            <text:p>0.99400012838854</text:p>
          </table:table-cell>
          <table:table-cell office:value-type="float" office:value="0.952947281029473" calcext:value-type="float">
            <text:p>0.952947281029473</text:p>
          </table:table-cell>
          <table:table-cell office:value-type="float" office:value="0.999544003647971" calcext:value-type="float">
            <text:p>0.999544003647971</text:p>
          </table:table-cell>
          <table:table-cell office:value-type="float" office:value="0.914599601898637" calcext:value-type="float">
            <text:p>0.914599601898637</text:p>
          </table:table-cell>
          <table:table-cell office:value-type="float" office:value="0.841417820444788" calcext:value-type="float">
            <text:p>0.841417820444788</text:p>
          </table:table-cell>
          <table:table-cell office:value-type="float" office:value="0.802881138649661" calcext:value-type="float">
            <text:p>0.802881138649661</text:p>
          </table:table-cell>
          <table:table-cell office:value-type="float" office:value="0.891714024430074" calcext:value-type="float">
            <text:p>0.891714024430074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83611920138449" calcext:value-type="float">
            <text:p>0.983611920138449</text:p>
          </table:table-cell>
          <table:table-cell office:value-type="float" office:value="0.883756278086175" calcext:value-type="float">
            <text:p>0.883756278086175</text:p>
          </table:table-cell>
          <table:table-cell office:value-type="float" office:value="0.936857051007287" calcext:value-type="float">
            <text:p>0.936857051007287</text:p>
          </table:table-cell>
          <table:table-cell office:value-type="float" office:value="0.907797248030107" calcext:value-type="float">
            <text:p>0.907797248030107</text:p>
          </table:table-cell>
          <table:table-cell office:value-type="float" office:value="0.808446223316913" calcext:value-type="float">
            <text:p>0.808446223316913</text:p>
          </table:table-cell>
          <table:table-cell office:value-type="float" office:value="0.883535471008473" calcext:value-type="float">
            <text:p>0.883535471008473</text:p>
          </table:table-cell>
          <table:table-cell office:value-type="float" office:value="0.84138440860215" calcext:value-type="float">
            <text:p>0.84138440860215</text:p>
          </table:table-cell>
        </table:table-row>
        <table:table-row table:style-name="ro1">
          <table:table-cell/>
          <table:table-cell office:value-type="string" calcext:value-type="string">
            <text:p>Balanced Accuracy</text:p>
          </table:table-cell>
          <table:table-cell office:value-type="float" office:value="0.962961478869477" calcext:value-type="float">
            <text:p>0.962961478869477</text:p>
          </table:table-cell>
          <table:table-cell office:value-type="float" office:value="0.81097027972028" calcext:value-type="float">
            <text:p>0.81097027972028</text:p>
          </table:table-cell>
          <table:table-cell office:value-type="float" office:value="0.812282229965157" calcext:value-type="float">
            <text:p>0.812282229965157</text:p>
          </table:table-cell>
          <table:table-cell office:value-type="float" office:value="0.799343257443082" calcext:value-type="float">
            <text:p>0.799343257443082</text:p>
          </table:table-cell>
          <table:table-cell office:value-type="float" office:value="0.84222027972028" calcext:value-type="float">
            <text:p>0.84222027972028</text:p>
          </table:table-cell>
          <table:table-cell office:value-type="float" office:value="0.93193298133923" calcext:value-type="float">
            <text:p>0.93193298133923</text:p>
          </table:table-cell>
          <table:table-cell office:value-type="float" office:value="0.841011171254175" calcext:value-type="float">
            <text:p>0.8410111712541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AVERAGE([.C94:.C98])" office:value-type="float" office:value="0.981781754107322" calcext:value-type="float">
            <text:p>0.981781754107322</text:p>
          </table:table-cell>
          <table:table-cell table:formula="of:=AVERAGE([.D94:.D98])" office:value-type="float" office:value="0.895655150953969" calcext:value-type="float">
            <text:p>0.895655150953969</text:p>
          </table:table-cell>
          <table:table-cell table:formula="of:=AVERAGE([.E94:.E98])" office:value-type="float" office:value="0.898830241671745" calcext:value-type="float">
            <text:p>0.898830241671745</text:p>
          </table:table-cell>
          <table:table-cell table:formula="of:=AVERAGE([.F94:.F98])" office:value-type="float" office:value="0.861666374575892" calcext:value-type="float">
            <text:p>0.861666374575892</text:p>
          </table:table-cell>
          <table:table-cell table:formula="of:=AVERAGE([.G94:.G98])" office:value-type="float" office:value="0.823250299547768" calcext:value-type="float">
            <text:p>0.823250299547768</text:p>
          </table:table-cell>
          <table:table-cell table:formula="of:=AVERAGE([.H94:.H98])" office:value-type="float" office:value="0.870512766607811" calcext:value-type="float">
            <text:p>0.870512766607811</text:p>
          </table:table-cell>
          <table:table-cell table:formula="of:=AVERAGE([.I94:.I98])" office:value-type="float" office:value="0.818900139442348" calcext:value-type="float">
            <text:p>0.818900139442348</text:p>
          </table:table-cell>
        </table:table-row>
        <table:table-row table:style-name="ro1">
          <table:table-cell table:number-columns-repeated="2"/>
          <table:table-cell table:formula="of:=STDEV([.C94:.C98])" office:value-type="float" office:value="0.0145158983158578" calcext:value-type="float">
            <text:p>0.014515898315858</text:p>
          </table:table-cell>
          <table:table-cell table:formula="of:=STDEV([.D94:.D98])" office:value-type="float" office:value="0.0796991437487221" calcext:value-type="float">
            <text:p>0.079699143748722</text:p>
          </table:table-cell>
          <table:table-cell table:formula="of:=STDEV([.E94:.E98])" office:value-type="float" office:value="0.114552068291355" calcext:value-type="float">
            <text:p>0.114552068291355</text:p>
          </table:table-cell>
          <table:table-cell table:formula="of:=STDEV([.F94:.F98])" office:value-type="float" office:value="0.0899967329837536" calcext:value-type="float">
            <text:p>0.089996732983754</text:p>
          </table:table-cell>
          <table:table-cell table:formula="of:=STDEV([.G94:.G98])" office:value-type="float" office:value="0.0258437312930619" calcext:value-type="float">
            <text:p>0.025843731293062</text:p>
          </table:table-cell>
          <table:table-cell table:formula="of:=STDEV([.H94:.H98])" office:value-type="float" office:value="0.0468141339075473" calcext:value-type="float">
            <text:p>0.046814133907547</text:p>
          </table:table-cell>
          <table:table-cell table:formula="of:=STDEV([.I94:.I98])" office:value-type="float" office:value="0.0886865801572654" calcext:value-type="float">
            <text:p>0.088686580157265</text:p>
          </table:table-cell>
        </table:table-row>
      </table:table>
      <table:named-expressions/>
      <table:database-ranges>
        <table:database-range table:name="__Anonymous_Sheet_DB__1" table:target-range-address="Sheet2.A1:Sheet2.I85" table:display-filter-buttons="true">
          <table:filter>
            <table:filter-and>
              <table:filter-condition table:field-number="1" table:value="Balanced Accurac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17:36:11.938137620</dc:date>
    <meta:editing-duration>P3DT2H31M7S</meta:editing-duration>
    <meta:editing-cycles>1</meta:editing-cycles>
    <meta:document-statistic meta:table-count="2" meta:cell-count="1584" meta:object-count="0"/>
    <meta:generator>LibreOffice/6.0.6.2$Linux_X86_64 LibreOffice_project/00m0$Build-2</meta:generator>
  </office:meta>
</office:document-meta>
</file>